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draw:fill="none" fo:min-height="1.0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64cm"/>
    </style:style>
    <style:style style:name="gr7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2" style:family="graphic" style:parent-style-name="standard">
      <style:graphic-properties draw:stroke="none" draw:fill="none" fo:min-height="1.55cm"/>
    </style:style>
    <style:style style:name="pr1" style:family="presentation" style:parent-style-name="Predeterminado-notes">
      <style:graphic-properties draw:fill-color="#ffffff" fo:min-height="13.114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2.4cm" fo:margin-right="0cm" fo:text-indent="-0.6cm"/>
    </style:style>
    <style:style style:name="P13" style:family="paragraph">
      <style:paragraph-properties fo:margin-left="3.6cm" fo:margin-right="0cm" fo:text-indent="-0.6cm"/>
      <style:text-properties fo:font-size="18pt"/>
    </style:style>
    <style:style style:name="P14" style:family="paragraph">
      <style:paragraph-properties fo:margin-left="0cm" fo:margin-right="0cm" fo:text-indent="0cm"/>
      <style:text-properties fo:font-size="22pt"/>
    </style:style>
    <style:style style:name="P15" style:family="paragraph">
      <style:paragraph-properties fo:margin-left="0cm" fo:margin-right="0cm" fo:text-indent="0cm"/>
      <style:text-properties fo:font-size="24pt" fo:font-weight="bold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6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7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8" style:family="text">
      <style:text-properties style:text-position="super 58%"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text-position="sub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sub 58%" fo:font-size="20pt" style:font-size-asian="20pt" style:font-size-complex="20pt"/>
    </style:style>
    <style:style style:name="T17" style:family="text">
      <style:text-properties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8" style:family="text">
      <style:text-properties style:text-position="sub 58%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9" style:family="text">
      <style:text-properties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20" style:family="text">
      <style:text-properties fo:font-size="20pt" fo:font-weight="normal" style:font-family-asian="Arial" style:font-style-name-asian="Normal" style:font-family-generic-asian="swiss" style:font-pitch-asian="variable" style:font-size-asian="20pt" style:font-weight-asian="normal" style:font-family-complex="Arial" style:font-style-name-complex="Normal" style:font-family-generic-complex="swiss" style:font-pitch-complex="variable" style:font-size-complex="20pt" style:font-weight-complex="normal"/>
    </style:style>
    <style:style style:name="T21" style:family="text">
      <style:text-properties style:text-position="super 58%" fo:font-size="20pt" style:font-size-asian="20pt" style:font-size-complex="20pt"/>
    </style:style>
    <style:style style:name="T22" style:family="text">
      <style:text-properties fo:font-size="22pt" style:text-underline-style="none" style:font-size-asian="22pt" style:font-size-complex="22pt"/>
    </style:style>
    <style:style style:name="T23" style:family="text">
      <style:text-properties fo:font-family="Arial" style:font-family-generic="roman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24" style:family="text">
      <style:text-properties fo:font-family="Arial" style:font-family-generic="roman" style:font-pitch="variable" fo:font-size="16pt" style:font-family-asian="Arial" style:font-style-name-asian="Normal" style:font-family-generic-asian="swiss" style:font-pitch-asian="variable" style:font-size-asian="16pt" style:font-family-complex="Arial" style:font-style-name-complex="Normal" style:font-family-generic-complex="swiss" style:font-pitch-complex="variable" style:font-size-complex="16pt"/>
    </style:style>
    <style:style style:name="T25" style:family="text">
      <style:text-properties style:text-position="sub 58%" fo:font-family="Arial" style:font-family-generic="roman" style:font-pitch="variable" fo:font-size="16pt" style:font-family-asian="Arial" style:font-style-name-asian="Normal" style:font-family-generic-asian="swiss" style:font-pitch-asian="variable" style:font-size-asian="16pt" style:font-family-complex="Arial" style:font-style-name-complex="Normal" style:font-family-generic-complex="swiss" style:font-pitch-complex="variable" style:font-size-complex="16pt"/>
    </style:style>
    <style:style style:name="T26" style:family="text">
      <style:text-properties fo:font-family="Arial" style:font-style-name="Normal" style:font-family-generic="swiss" style:font-pitch="variable" fo:font-size="16pt" style:font-family-asian="Arial" style:font-style-name-asian="Normal" style:font-family-generic-asian="swiss" style:font-pitch-asian="variable" style:font-size-asian="16pt" style:font-family-complex="Arial" style:font-style-name-complex="Normal" style:font-family-generic-complex="swiss" style:font-pitch-complex="variable" style:font-size-complex="16pt"/>
    </style:style>
    <style:style style:name="T27" style:family="text">
      <style:text-properties fo:font-size="22pt"/>
    </style:style>
    <style:style style:name="T28" style:family="text">
      <style:text-properties fo:font-size="24pt" fo:font-weight="bold" style:font-size-asian="26pt" style:font-size-complex="26pt"/>
    </style:style>
    <style:style style:name="T29" style:family="text">
      <style:text-properties fo:font-size="22pt" fo:font-weight="bold"/>
    </style:style>
    <style:style style:name="T30" style:family="text">
      <style:text-properties fo:font-size="18pt"/>
    </style:style>
    <style:style style:name="T31" style:family="text">
      <style:text-properties fo:font-size="20pt"/>
    </style:style>
    <style:style style:name="T32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3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4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5" style:family="text">
      <style:text-properties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6" style:family="text">
      <style:text-properties fo:font-family="Arial" style:font-family-generic="roman" style:font-pitch="variable" fo:font-size="18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7" style:family="text">
      <style:text-properties fo:font-family="Arial" style:font-family-generic="roman" style:font-pitch="variable" fo:font-size="15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8" style:family="text">
      <style:text-properties style:text-position="super 58%"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9" style:family="text">
      <style:text-properties fo:font-size="10pt"/>
    </style:style>
    <style:style style:name="T40" style:family="text">
      <style:text-properties style:text-position="super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1" style:family="text">
      <style:text-properties fo:font-family="Arial" style:font-style-name="Normal" style:font-family-generic="swiss" style:font-pitch="variable" fo:font-size="1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2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3" style:family="text">
      <style:text-properties fo:font-size="1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4cm" svg:height="3.401cm" svg:x="2cm" svg:y="1.5cm">
          <draw:text-box>
            <text:p text:style-name="P1"><text:span text:style-name="T1">Tema 4. VARIABLES ALEATÒRIES </text:span><text:span text:style-name="T1"><text:tab/></text:span><text:span text:style-name="T1"><text:tab/></text:span><text:span text:style-name="T1"><text:tab/></text:span><text:span text:style-name="T1"><text:tab/></text:span><text:span text:style-name="T1"> DISCRETES</text:span></text:p>
          </draw:text-box>
        </draw:frame>
        <draw:frame draw:style-name="gr1" draw:text-style-name="P3" draw:layer="layout" svg:width="24.5cm" svg:height="1.14cm" svg:x="2cm" svg:y="4.9cm">
          <draw:text-box>
            <text:p text:style-name="P1"><text:span text:style-name="T2">Variable aleatòria (v.a.)</text:span><text:span text:style-name="T3">: </text:span></text:p>
          </draw:text-box>
        </draw:frame>
        <draw:frame draw:style-name="gr1" draw:text-style-name="P4" draw:layer="layout" svg:width="16cm" svg:height="1.835cm" svg:x="11.1cm" svg:y="5cm">
          <draw:text-box>
            <text:p text:style-name="P1"><text:span text:style-name="T4">regla que assigna un valor numèric a cada un dels resultats possibles d'un experiment aleatori</text:span></text:p>
          </draw:text-box>
        </draw:frame>
        <draw:frame draw:style-name="gr1" draw:text-style-name="P4" draw:layer="layout" svg:width="11cm" svg:height="1.043cm" svg:x="2.1cm" svg:y="7.5cm">
          <draw:text-box>
            <text:p text:style-name="P1"><text:span text:style-name="T4">Notació: lletres majúscules</text:span></text:p>
          </draw:text-box>
        </draw:frame>
        <draw:frame draw:style-name="gr1" draw:text-style-name="P4" draw:layer="layout" svg:width="23.4cm" svg:height="11.036cm" svg:x="2.1cm" svg:y="9.301cm">
          <draw:text-box>
            <text:p text:style-name="P1"><text:span text:style-name="T4">Exemples: </text:span></text:p>
            <text:p text:style-name="P5"><text:span text:style-name="T4">1. Experiment: llançar 2 monedes</text:span></text:p>
            <text:p text:style-name="P5"><text:span text:style-name="T4"><text:s text:c="4"/></text:span><text:span text:style-name="T4">V.a.: X=nombre de cares</text:span></text:p>
            <text:p text:style-name="P5"><text:span text:style-name="T4"><text:s text:c="4"/></text:span><text:span text:style-name="T5">Ω</text:span><text:span text:style-name="T6">={cc, c+, +c, ++} <text:s text:c="4"/>X(cc)=2, X(c+)=1, X(+c)=1, X(++)=0</text:span></text:p>
            <text:p text:style-name="P5"><text:span text:style-name="T5"><text:s text:c="4"/></text:span></text:p>
            <text:p text:style-name="P5"><text:span text:style-name="T6">2. Experiment: llançar 1 moneda fins que surt cara</text:span></text:p>
            <text:p text:style-name="P5"><text:span text:style-name="T6"><text:s text:c="4"/></text:span><text:span text:style-name="T6">V.a.: X=nombre de llançaments</text:span></text:p>
            <text:p text:style-name="P5"><text:span text:style-name="T6"><text:s text:c="4"/></text:span><text:span text:style-name="T5">Ω</text:span><text:span text:style-name="T6">={c, +c, ++c, +++c, ...} <text:s text:c="5"/>X(c)=1, X(+c)=2, X(++c)=3, ...</text:span></text:p>
            <text:p text:style-name="P5"><text:span text:style-name="T6"><text:s text:c="4"/></text:span></text:p>
            <text:p text:style-name="P5"><text:span text:style-name="T6">3. Experiment: escollir 3 persones a l'atzar</text:span></text:p>
            <text:p text:style-name="P5"><text:span text:style-name="T6"><text:s text:c="4"/></text:span><text:span text:style-name="T6">V.a.: X=alçada mitjana de les 3 persones</text:span></text:p>
            <text:p text:style-name="P5"><text:span text:style-name="T6"><text:s text:c="4"/></text:span><text:span text:style-name="T5">Ω</text:span><text:span text:style-name="T6">={qualsevol grup de 3 persones} <text:s text:c="3"/>X(grup)=(a</text:span><text:span text:style-name="T7">1</text:span><text:span text:style-name="T6">+a</text:span><text:span text:style-name="T7">2</text:span><text:span text:style-name="T6">+a</text:span><text:span text:style-name="T7">3</text:span><text:span text:style-name="T6">)/3</text:span></text:p>
            <text:p text:style-name="P5"><text:span text:style-name="T6"><text:s text:c="4"/></text:span><text:span text:style-name="T6">(a</text:span><text:span text:style-name="T7">1</text:span><text:span text:style-name="T6">: alçada 1</text:span><text:span text:style-name="T8">a</text:span><text:span text:style-name="T6"> persona, a</text:span><text:span text:style-name="T7">2</text:span><text:span text:style-name="T6">: alçada 2</text:span><text:span text:style-name="T8">ona</text:span><text:span text:style-name="T6"> persona, et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26.5cm" svg:height="13.402cm" svg:x="1.5cm" svg:y="3.1cm">
          <draw:text-box>
            <text:p text:style-name="P1"><text:span text:style-name="T9">Tipus de variables aleatòries:</text:span></text:p>
            <text:p text:style-name="P1"><text:span text:style-name="T10"/></text:p>
            <text:p text:style-name="P1"><text:span text:style-name="T11"/></text:p>
            <text:p text:style-name="P1"/>
            <text:list text:style-name="L1">
              <text:list-item>
                <text:p text:style-name="P1"><text:span text:style-name="T4"><text:s/></text:span><text:span text:style-name="T2">V.a. discretes</text:span>: <text:span text:style-name="T4">prenen un conjunt de valors finit (exemple 1: </text:span><text:span text:style-name="T5">Ω</text:span><text:span text:style-name="T12">X</text:span><text:span text:style-name="T6">={0, 1, 2}</text:span><text:span text:style-name="T4">)</text:span></text:p>
              </text:list-item>
            </text:list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o bé infinit però numerable (exemple 2: </text:span><text:span text:style-name="T5">Ω</text:span><text:span text:style-name="T12">X</text:span><text:span text:style-name="T6">={1, 2, 3, ...}</text:span><text:span text:style-name="T4">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list text:continue-numbering="true" text:style-name="L1">
              <text:list-item>
                <text:p text:style-name="P1"><text:span text:style-name="T2"><text:s/></text:span><text:span text:style-name="T2">V.a. contínues</text:span><text:span text:style-name="T4">: prenen un conjunt de valors infinit no numerable </text:span></text:p>
              </text:list-item>
            </text:list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text:span text:style-name="T4">(la diferència entre 2 valors pot ésser infinitament petita) 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text:span text:style-name="T4">(exemple 3: </text:span><text:span text:style-name="T5">Ω</text:span><text:span text:style-name="T12">X</text:span><text:span text:style-name="T6">=[0, 3) </text:span><text:span text:style-name="T4">)</text:span></text:p>
            <text:p text:style-name="P1"/>
            <text:p text:style-name="P1"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" draw:layer="layout" svg:width="26.5cm" svg:height="24.532cm" svg:x="0.5cm" svg:y="0.5cm">
          <draw:text-box>
            <text:p text:style-name="P1"><text:span text:style-name="T9">Càlcul de probabilitats amb variables aleatòries:</text:span></text:p>
            <text:p text:style-name="P1"><text:span text:style-name="T9"/></text:p>
            <text:list text:style-name="L1">
              <text:list-item>
                <text:p text:style-name="P1"><text:span text:style-name="T4"><text:s/></text:span><text:span text:style-name="T13">V.a. discretes</text:span>: <text:span text:style-name="T14">Funció de probabilitat</text:span></text:p>
              </text:list-item>
            </text:list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P(X=x)=P(succés associat)</text:span></text:p>
            <text:p text:style-name="P1"><text:span text:style-name="T4"/></text:p>
            <text:p text:style-name="P1"><text:span text:style-name="T4"><text:tab/></text:span><text:span text:style-name="T4">Propietat: <text:s/></text:span></text:p>
            <text:p text:style-name="P1"><text:span text:style-name="T4"/></text:p>
            <text:p text:style-name="P1"><text:span text:style-name="T4"><text:tab/></text:span><text:span text:style-name="T4">Exemples: </text:span></text:p>
            <text:p text:style-name="P5"><text:span text:style-name="T4">1. Experiment: llançar 2 monedes</text:span></text:p>
            <text:p text:style-name="P5"><text:span text:style-name="T4"><text:s text:c="4"/></text:span><text:span text:style-name="T4">V.a.: X=nombre de cares</text:span></text:p>
            <text:p text:style-name="P5"><text:span text:style-name="T4"><text:s text:c="4"/></text:span><text:span text:style-name="T5">Ω</text:span><text:span text:style-name="T6">={cc, c+, +c, ++} <text:s text:c="4"/>X(cc)=2, X(c+)=1, X(+c)=1, X(++)=0</text:span></text:p>
            <text:p text:style-name="P5"><text:span text:style-name="T6"><text:s text:c="4"/></text:span><text:span text:style-name="T6">P(X=2)=P(cc)=1/4</text:span></text:p>
            <text:p text:style-name="P5"><text:span text:style-name="T6"><text:s text:c="4"/></text:span><text:span text:style-name="T6">P(X=1)=P(c+ U +c)=1/4+1/4=1/2</text:span></text:p>
            <text:p text:style-name="P5"><text:span text:style-name="T6"><text:s text:c="4"/></text:span><text:span text:style-name="T6">P(X=0)=P(++)=1/4</text:span></text:p>
            <text:p text:style-name="P5"><text:span text:style-name="T6"><text:s text:c="4"/></text:span><text:span text:style-name="T6">P(X=x)=0 <text:s text:c="3"/>si <text:s/>x </text:span><text:span text:style-name="T5">≠</text:span><text:span text:style-name="T6"> 0, 1, 2</text:span></text:p>
            <text:p text:style-name="P5"><text:span text:style-name="T6"/></text:p>
            <text:p text:style-name="P5"><text:span text:style-name="T6">2. Experiment: llançar 1 moneda fins que surt cara</text:span></text:p>
            <text:p text:style-name="P5"><text:span text:style-name="T6"><text:s text:c="4"/></text:span><text:span text:style-name="T6">V.a.: X=nombre de llançaments</text:span></text:p>
            <text:p text:style-name="P5"><text:span text:style-name="T6"><text:s text:c="4"/></text:span><text:span text:style-name="T5">Ω</text:span><text:span text:style-name="T6">={c, +c, ++c, +++c, ...} <text:s text:c="5"/>X(c)=1, X(+c)=2, X(++c)=3, ...</text:span></text:p>
            <text:p text:style-name="P5"><text:span text:style-name="T6"><text:s text:c="4"/></text:span><text:span text:style-name="T6">P(X=1)=P(c)=1/2</text:span></text:p>
            <text:p text:style-name="P5"><text:span text:style-name="T6"><text:s text:c="4"/></text:span><text:span text:style-name="T6">P(X=2)=P(+c)=1/4</text:span></text:p>
            <text:p text:style-name="P5"><text:span text:style-name="T6"><text:s text:c="4"/></text:span><text:span text:style-name="T6">P(X=3)=P(++c)=1/8</text:span></text:p>
            <text:p text:style-name="P5"><text:span text:style-name="T6"><text:tab/></text:span><text:span text:style-name="T6"><text:tab/></text:span><text:span text:style-name="T6">....</text:span></text:p>
            <text:p text:style-name="P5"><text:span text:style-name="T6"><text:s text:c="4"/></text:span><text:span text:style-name="T6">P(X=x)=0 <text:s text:c="2"/>si <text:s text:c="3"/>x </text:span><text:span text:style-name="T5">≠</text:span><text:span text:style-name="T6"> 1, 2, 3, ...</text:span></text:p>
            <text:p text:style-name="P5"><text:span text:style-name="T6"/></text:p>
            <text:p text:style-name="P1"><text:span text:style-name="T4"/></text:p>
            <text:p text:style-name="P1"><text:span text:style-name="T2"/></text:p>
            <text:p text:style-name="P1"/>
            <text:p text:style-name="P1"><text:tab/></text:p>
          </draw:text-box>
        </draw:frame>
        <draw:frame draw:style-name="gr3" draw:layer="layout" svg:width="6.781cm" svg:height="1.353cm" svg:x="5.5cm" svg:y="5.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26.5cm" svg:height="17.918cm" svg:x="0.5cm" svg:y="0.5cm">
          <draw:text-box>
            <text:p text:style-name="P1"><text:span text:style-name="T9">Càlcul de probabilitats amb variables aleatòries:</text:span></text:p>
            <text:p text:style-name="P1"><text:span text:style-name="T11"/></text:p>
            <text:p text:style-name="P1"><text:span text:style-name="T10"/></text:p>
            <text:list text:style-name="L1">
              <text:list-item>
                <text:p text:style-name="P1"><text:span text:style-name="T4"><text:s/></text:span><text:span text:style-name="T14">Funció de distribució</text:span><text:span text:style-name="T15">: </text:span></text:p>
              </text:list-item>
            </text:list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 <text:s text:c="2"/></text:span><text:span text:style-name="T4">F</text:span><text:span text:style-name="T16">X</text:span><text:span text:style-name="T4">(x)=P(X </text:span><text:span text:style-name="T5">≤</text:span><text:span text:style-name="T6"> </text:span><text:span text:style-name="T4">x)</text:span></text:p>
            <text:p text:style-name="P1"><text:span text:style-name="T4"/></text:p>
            <text:p text:style-name="P1"><text:span text:style-name="T4"><text:tab/></text:span></text:p>
            <text:p text:style-name="P1"><text:span text:style-name="T4"><text:tab/></text:span><text:span text:style-name="T4">En el cas discret : <text:s/></text:span><text:span text:style-name="T4"><text:tab/></text:span><text:span text:style-name="T4"><text:tab/></text:span><text:span text:style-name="T4">F</text:span><text:span text:style-name="T16">X</text:span><text:span text:style-name="T4">(x)=P(X </text:span><text:span text:style-name="T5">≤</text:span><text:span text:style-name="T6"> </text:span><text:span text:style-name="T4">x)=P(X=x</text:span><text:span text:style-name="T16">1</text:span><text:span text:style-name="T4">)+P(X=x</text:span><text:span text:style-name="T16">2</text:span><text:span text:style-name="T4">)+...</text:span></text:p>
            <text:p text:style-name="P1"><text:span text:style-name="T4"><text:tab/></text:span><text:span text:style-name="T4"> <text:s text:c="3"/></text:span><text:span text:style-name="T4">(</text:span><text:span text:style-name="T5">Ω</text:span><text:span text:style-name="T12">X</text:span><text:span text:style-name="T6">={x</text:span><text:span text:style-name="T7">1</text:span><text:span text:style-name="T6">, x</text:span><text:span text:style-name="T7">2</text:span><text:span text:style-name="T6">, ...})</text:span></text:p>
            <text:p text:style-name="P1"><text:span text:style-name="T4"/></text:p>
            <text:p text:style-name="P1"><text:span text:style-name="T4"><text:tab/></text:span></text:p>
            <text:p text:style-name="P1"><text:span text:style-name="T4"><text:tab/>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14">Propietats</text:span><text:span text:style-name="T4">: </text:span></text:p>
            <text:p text:style-name="P1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"><text:span text:style-name="T4"><text:s/></text:span><text:span text:style-name="T4">0 <text:s/></text:span><text:span text:style-name="T5">≤</text:span><text:span text:style-name="T6"> <text:s/>F</text:span><text:span text:style-name="T7">X</text:span><text:span text:style-name="T6">(x) <text:s/></text:span><text:span text:style-name="T5">≤</text:span><text:span text:style-name="T6"> <text:s/>1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6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"><text:span text:style-name="T6"><text:s/></text:span><text:span text:style-name="T6">P(a &lt; X </text:span><text:span text:style-name="T5">≤</text:span><text:span text:style-name="T6"> b) = F</text:span><text:span text:style-name="T7">X</text:span><text:span text:style-name="T6">(b)-F</text:span><text:span text:style-name="T7">X</text:span><text:span text:style-name="T6">(a)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26.5cm" svg:height="22.905cm" svg:x="0.5cm" svg:y="0.5cm">
          <draw:text-box>
            <text:p text:style-name="P1"><text:span text:style-name="T9">Càlcul de probabilitats amb variables aleatòries:</text:span></text:p>
            <text:p text:style-name="P1"><text:span text:style-name="T11"/></text:p>
            <text:p text:style-name="P1"><text:span text:style-name="T10"/></text:p>
            <text:list text:style-name="L1">
              <text:list-item>
                <text:p text:style-name="P1"><text:span text:style-name="T4"><text:s/></text:span><text:span text:style-name="T14">Funció de distribució</text:span><text:span text:style-name="T15">: </text:span></text:p>
              </text:list-item>
            </text:list>
            <text:p text:style-name="P1"><text:span text:style-name="T4"/></text:p>
            <text:p text:style-name="P1"><text:span text:style-name="T4"><text:tab/></text:span><text:span text:style-name="T4">Exemple: </text:span></text:p>
            <text:p text:style-name="P1"><text:span text:style-name="T4"/></text:p>
            <text:p text:style-name="P5"><text:span text:style-name="T4">Experiment: llançar 2 monedes</text:span></text:p>
            <text:p text:style-name="P5"><text:span text:style-name="T4">V.a.: X=nombre de cares, <text:s text:c="2"/></text:span></text:p>
            <text:p text:style-name="P5"><text:span text:style-name="T4"/></text:p>
            <text:p text:style-name="P5"><text:span text:style-name="T5"><text:s text:c="8"/></text:span><text:span text:style-name="T5">Ω</text:span><text:span text:style-name="T7">X</text:span><text:span text:style-name="T6">={0, 1, 2}</text:span></text:p>
            <text:p text:style-name="P5"><text:span text:style-name="T4"><text:s text:c="4"/></text:span></text:p>
            <text:p text:style-name="P5"><text:span text:style-name="T17"><text:s text:c="8"/></text:span><text:span text:style-name="T17">F</text:span><text:span text:style-name="T18">X</text:span><text:span text:style-name="T17">(1)=P(X <text:s/></text:span><text:span text:style-name="T5">≤</text:span><text:span text:style-name="T6"> 1)=P(X=0)+P(X=1)=1/2+1/4=3/4</text:span></text:p>
            <text:p text:style-name="P5"><text:span text:style-name="T6"/></text:p>
            <text:p text:style-name="P5"><text:span text:style-name="T6">en general:</text:span></text:p>
            <text:p text:style-name="P5"><text:span text:style-name="T6"/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0 <text:s text:c="8"/>si <text:s text:c="3"/>x &lt; <text:s/>0</text:span></text:p>
            <text:p text:style-name="P5"><text:span text:style-name="T6"/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1/4 <text:s text:c="5"/>si <text:s text:c="2"/>0 </text:span><text:span text:style-name="T5">≤</text:span><text:span text:style-name="T6"> x &lt; <text:s/>1</text:span></text:p>
            <text:p text:style-name="P5"><text:span text:style-name="T6"><text:tab/></text:span><text:span text:style-name="T6">F</text:span><text:span text:style-name="T7">X</text:span><text:span text:style-name="T6">(x)= </text:span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3/4 <text:s text:c="5"/>si <text:s text:c="2"/>1 </text:span><text:span text:style-name="T5">≤</text:span><text:span text:style-name="T6"> x &lt; <text:s/>2</text:span></text:p>
            <text:p text:style-name="P5"><text:span text:style-name="T6"/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1 <text:s text:c="8"/>si <text:s text:c="3"/>x </text:span><text:span text:style-name="T5">≥</text:span><text:span text:style-name="T6"> 2</text:span></text:p>
            <text:p text:style-name="P5"><text:span text:style-name="T6"><text:tab/></text:span></text:p>
            <text:p text:style-name="P5"><text:span text:style-name="T6"/></text:p>
            <text:p text:style-name="P5"><text:span text:style-name="T6"><text:s text:c="4"/></text:span></text:p>
            <text:p text:style-name="P1"><text:tab/></text:p>
          </draw:text-box>
        </draw:frame>
        <draw:custom-shape draw:style-name="gr4" draw:text-style-name="P8" draw:layer="layout" svg:width="1cm" svg:height="5.6cm" svg:x="8.2cm" svg:y="14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26.5cm" svg:height="21.669cm" svg:x="0.5cm" svg:y="0.5cm">
          <draw:text-box>
            <text:p text:style-name="P1"><text:span text:style-name="T9">Moments de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3">Són uns nombres que resumeixen el comportament dels valors de la</text:span></text:p>
            <text:p text:style-name="P1"><text:span text:style-name="T3"><text:s/></text:span><text:span text:style-name="T3"><text:tab/></text:span><text:span text:style-name="T3">variable aleatòria.</text:span></text:p>
            <text:p text:style-name="P1"><text:span text:style-name="T3"/></text:p>
            <text:p text:style-name="P1"><text:span text:style-name="T4"><text:tab/></text:span><text:span text:style-name="T4">Els principals són dos:</text:span><text:span text:style-name="T4"><text:tab/></text:span></text:p>
            <text:p text:style-name="P1"><text:span text:style-name="T4"><text:tab/>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Esperança</text:span><text:span text:style-name="T15"> (valor esperat):</text:span><text:span text:style-name="T14"> <text:s/></text:span><text:span text:style-name="T15">dóna una idea de la distribució mitjana dels valors de la vari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4"/></text:p>
            <text:p text:style-name="P1"><text:span text:style-name="T4"><text:tab/></text:span><text:span text:style-name="T4"><text:tab/></text:span><text:span text:style-name="T4">Cas discret: <text:s text:c="2"/></text:span><text:span text:style-name="T4"><text:tab/></text:span><text:span text:style-name="T4"><text:tab/></text:span><text:span text:style-name="T4"><text:tab/></text:span><text:span text:style-name="T4">E(X)=</text:span><text:span text:style-name="T5">μ</text:span><text:span text:style-name="T4">= x</text:span><text:span text:style-name="T16">1</text:span><text:span text:style-name="T5">∙</text:span><text:span text:style-name="T4"> P(X=x</text:span><text:span text:style-name="T16">1</text:span><text:span text:style-name="T4">) + x</text:span><text:span text:style-name="T16">2</text:span><text:span text:style-name="T5">∙</text:span><text:span text:style-name="T6"> </text:span><text:span text:style-name="T4">P(X=x</text:span><text:span text:style-name="T16">2</text:span><text:span text:style-name="T4">) + ...</text:span></text:p>
            <text:p text:style-name="P1"><text:span text:style-name="T5"><text:tab/></text:span><text:span text:style-name="T5"><text:tab/></text:span><text:span text:style-name="T5">(Ω</text:span><text:span text:style-name="T12">X</text:span><text:span text:style-name="T6">={x</text:span><text:span text:style-name="T7">1</text:span><text:span text:style-name="T6">, x</text:span><text:span text:style-name="T7">2</text:span><text:span text:style-name="T6">, ...})</text:span></text:p>
            <text:p text:style-name="P1"><text:span text:style-name="T4"/></text:p>
            <text:p text:style-name="P1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9">Variància</text:span><text:span text:style-name="T20">:</text:span><text:span text:style-name="T19"> <text:s/></text:span><text:span text:style-name="T20">dóna una idea de la dispersió dels valors de la vari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4"/></text:p>
            <text:p text:style-name="P1"><text:span text:style-name="T4"><text:tab/></text:span><text:span text:style-name="T4"><text:tab/></text:span><text:span text:style-name="T4">Cas discret: <text:s text:c="2"/></text:span><text:span text:style-name="T4"><text:tab/></text:span><text:span text:style-name="T4"><text:tab/></text:span><text:span text:style-name="T4"><text:tab/></text:span><text:span text:style-name="T4">Var(X)=</text:span><text:span text:style-name="T5">σ</text:span><text:span text:style-name="T8">2</text:span><text:span text:style-name="T6">=</text:span><text:span text:style-name="T4"> x</text:span><text:span text:style-name="T16">1</text:span><text:span text:style-name="T21">2</text:span><text:span text:style-name="T5">∙</text:span><text:span text:style-name="T4"> P(X=x</text:span><text:span text:style-name="T16">1</text:span><text:span text:style-name="T4">) + x</text:span><text:span text:style-name="T16">2</text:span><text:span text:style-name="T21">2</text:span><text:span text:style-name="T5">∙</text:span><text:span text:style-name="T6"> </text:span><text:span text:style-name="T4">P(X=x</text:span><text:span text:style-name="T16">2</text:span><text:span text:style-name="T4">) + ... <text:s/></text:span><text:span text:style-name="T5">−</text:span><text:span text:style-name="T4"> E(X)</text:span><text:span text:style-name="T21">2</text:span></text:p>
            <text:p text:style-name="P1"><text:span text:style-name="T5"><text:tab/></text:span><text:span text:style-name="T5"><text:tab/></text:span><text:span text:style-name="T5">(Ω</text:span><text:span text:style-name="T12">X</text:span><text:span text:style-name="T6">={x</text:span><text:span text:style-name="T7">1</text:span><text:span text:style-name="T6">, x</text:span><text:span text:style-name="T7">2</text:span><text:span text:style-name="T6">, ...})</text:span></text:p>
            <text:p text:style-name="P1"><text:span text:style-name="T6"/></text:p>
            <text:p text:style-name="P1"><text:span text:style-name="T6"><text:tab/></text:span><text:span text:style-name="T6"><text:tab/></text:span><text:span text:style-name="T6">Propietat: <text:s/>Var(X) </text:span><text:span text:style-name="T5">≥</text:span><text:span text:style-name="T6"> 0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A partir de la variància es pot calcular la </text:span><text:span text:style-name="T14">desviació típica</text:span><text:span text:style-name="T4">: <text:s/></text:span></text:p>
            <text:p text:style-name="P1"><text:span text:style-name="T4"/></text:p>
            <text:p text:style-name="P1"><text:span text:style-name="T4"/></text:p>
          </draw:text-box>
        </draw:frame>
        <draw:frame draw:style-name="gr3" draw:layer="layout" svg:width="5.169cm" svg:height="0.991cm" svg:x="21.631cm" svg:y="19.4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" draw:layer="layout" svg:width="26.5cm" svg:height="15.932cm" svg:x="0.5cm" svg:y="0.5cm">
          <draw:text-box>
            <text:p text:style-name="P1"><text:span text:style-name="T9">Moments de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3">Propietats:</text:span></text:p>
            <text:p text:style-name="P1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E(aX)=a E(X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E(aX + b)=a E(X) + b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E(aX+bY)=a E(X) + b E(Y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Var(aX)=a</text:span><text:span text:style-name="T21">2</text:span><text:span text:style-name="T4"> Var(X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Var(aX + b)=a</text:span><text:span text:style-name="T21">2</text:span><text:span text:style-name="T4"> Var(X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si X i Y independents: <text:s/>Var(aX+bY)=a</text:span><text:span text:style-name="T21">2</text:span><text:span text:style-name="T4"> Var(X) + b</text:span><text:span text:style-name="T21">2</text:span><text:span text:style-name="T4"> Var(Y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4">Desigualtat de Txebytxeff: <text:s text:c="4"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4"><text:tab/></text:span></text:p>
          </draw:text-box>
        </draw:frame>
        <draw:frame draw:style-name="gr3" draw:layer="layout" svg:width="8.772cm" svg:height="1.877cm" svg:x="12.873cm" svg:y="14.24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26.5cm" svg:height="18.019cm" svg:x="0.5cm" svg:y="0.5cm">
          <draw:text-box>
            <text:p text:style-name="P1"><text:span text:style-name="T9">Moments de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4">Exemple</text:span><text:span text:style-name="T3">:</text:span></text:p>
            <text:p text:style-name="P1"><text:span text:style-name="T4"><text:tab/></text:span><text:span text:style-name="T4"><text:tab/></text:span><text:span text:style-name="T4">Experiment: llançar 2 daus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5">Ω</text:span><text:span text:style-name="T6">={11, 12, ..., 21, 22, ..., ..., 66}</text:span></text:p>
            <text:p text:style-name="P1"><text:span text:style-name="T6"><text:tab/></text:span><text:span text:style-name="T6"><text:tab/></text:span><text:span text:style-name="T6"><text:tab/></text:span><text:span text:style-name="T6">V.a.: <text:s/>X=diferència dels dos daus (en valor absolut)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5">Ω</text:span><text:span text:style-name="T12">X</text:span><text:span text:style-name="T6">={0, 1, 2, 3, 4, 5}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0)=P({11, 22, 33, 44, 55, 66})=6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1)=P({12, 21, 23, 32, 34, 43, 45, 54, 56, 65})=10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2)=P({13, 31, 24, 42, 35, 53, 46, 64})=8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3)=P({14, 41, 25, 52, 36, 63})=6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4)=P({15, 51, 26, 62})=4/36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P(X=5)=P({16, 61})=2/36</text:span></text:p>
            <text:p text:style-name="P1"><text:span text:style-name="T22"/></text:p>
            <text:p text:style-name="P1"><text:span text:style-name="T22"><text:tab/></text:span><text:span text:style-name="T22"><text:tab/></text:span><text:span text:style-name="T22"><text:tab/></text:span><text:span text:style-name="T22"><text:tab/></text:span><text:span text:style-name="T22"> <text:s text:c="2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><text:tab/></text:span></text:p>
          </draw:text-box>
        </draw:frame>
        <draw:frame draw:style-name="gr3" draw:layer="layout" svg:width="17.303cm" svg:height="1.678cm" svg:x="4.886cm" svg:y="13.1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2.737cm" svg:height="1.972cm" svg:x="4.886cm" svg:y="15.22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149cm" svg:height="0.848cm" svg:x="5cm" svg:y="18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9" draw:layer="layout" svg:width="26.5cm" svg:height="4.245cm" svg:x="1cm" svg:y="4.255cm">
          <draw:text-box>
            <text:p text:style-name="P1"><text:span text:style-name="T4"/></text:p>
            <text:p text:style-name="P1"><text:span text:style-name="T4"><text:tab/></text:span><text:span text:style-name="T4">Un </text:span><text:span text:style-name="T14">vector aleatori</text:span><text:span text:style-name="T4"> (X, Y) està format per </text:span><text:span text:style-name="T14">dues</text:span><text:span text:style-name="T4"> </text:span><text:span text:style-name="T14">v.a</text:span><text:span text:style-name="T4">. X i Y </text:span><text:span text:style-name="T14">associades </text:span></text:p>
            <text:p text:style-name="P1"><text:span text:style-name="T14"><text:tab/></text:span><text:span text:style-name="T14">a un mateix experiment</text:span><text:span text:style-name="T4"> aleatori.</text:span></text:p>
            <text:p text:style-name="P1"><text:span text:style-name="T4"/></text:p>
            <text:p text:style-name="P1"><text:span text:style-name="T4"><text:tab/></text:span></text:p>
          </draw:text-box>
        </draw:frame>
        <draw:frame draw:style-name="gr5" draw:text-style-name="P10" draw:layer="layout" svg:width="13.744cm" svg:height="1.301cm" svg:x="1.256cm" svg:y="1.723cm">
          <draw:text-box>
            <text:p text:style-name="P1"><text:span text:style-name="T9">Variables aleatòries vectorials</text:span></text:p>
          </draw:text-box>
        </draw:frame>
        <draw:frame draw:style-name="gr6" draw:text-style-name="P9" draw:layer="layout" svg:width="26.5cm" svg:height="13.814cm" svg:x="-1.5cm" svg:y="6.186cm">
          <draw:text-box>
            <text:p text:style-name="P1"><text:span text:style-name="T4"/></text:p>
            <text:p text:style-name="P1"><text:span text:style-name="T4"><text:s/></text:span></text:p>
            <text:p text:style-name="P1"><text:span text:style-name="T4"><text:tab/></text:span><text:span text:style-name="T4"><text:tab/></text:span><text:span text:style-name="T4"><text:tab/></text:span><text:span text:style-name="T4">Definim la </text:span><text:span text:style-name="T14">funció de probabilitat conjunta de X i Y</text:span><text:span text:style-name="T4"> com: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(X=x, Y=y) = <text:s/>P(X=x <text:s/></text:span><text:span text:style-name="T5">∩</text:span><text:span text:style-name="T6"> <text:s/>Y=y)</text:span></text:p>
            <text:p text:style-name="P1"><text:span text:style-name="T6"/></text:p>
            <text:p text:style-name="P1"><text:span text:style-name="T6"><text:tab/></text:span><text:span text:style-name="T6"><text:tab/></text:span><text:span text:style-name="T6"><text:tab/></text:span><text:span text:style-name="T6">Si X i Y són </text:span><text:span text:style-name="T23">independents</text:span><text:span text:style-name="T6"> llavors <text:s text:c="4"/>P(X=x, Y=y) = <text:s/>P(X=x) </text:span><text:span text:style-name="T5">∙</text:span><text:span text:style-name="T6"> <text:s/>P(Y=y)</text:span></text:p>
            <text:p text:style-name="P1"><text:span text:style-name="T6"/></text:p>
            <text:p text:style-name="P1"><text:span text:style-name="T6"><text:tab/></text:span><text:span text:style-name="T6"><text:tab/></text:span><text:span text:style-name="T6"> <text:s text:c="6"/></text:span><text:span text:style-name="T6">Propietats:</text:span></text:p>
            <text:p text:style-name="P1"><text:span text:style-name="T6"/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1) </text:span></text:p>
            <text:p text:style-name="P1"><text:span text:style-name="T6"/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2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(llei marginal de X)</text:span></text:p>
            <text:p text:style-name="P1"><text:span text:style-name="T6"><text:tab/>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3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(llei marginal de Y)</text:span></text:p>
            <text:p text:style-name="P1"><text:span text:style-name="T6"><text:s/>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4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(probabilitat d'un conjunt)</text:span></text:p>
          </draw:text-box>
        </draw:frame>
        <draw:frame draw:style-name="gr3" draw:layer="layout" svg:width="9.852cm" svg:height="1.179cm" svg:x="4.7cm" svg:y="14.021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10.169cm" svg:height="1.185cm" svg:x="4.7cm" svg:y="15.722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10.111cm" svg:height="1.185cm" svg:x="4.7cm" svg:y="17.42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9.548cm" svg:height="1.125cm" svg:x="4.7cm" svg:y="19.024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9" draw:layer="layout" svg:width="21.5cm" svg:height="12.148cm" svg:x="3cm" svg:y="5.352cm">
          <draw:text-box>
            <text:p text:style-name="P1"><text:span text:style-name="T6">La </text:span><text:span text:style-name="T23">probabilitat de X condicionada per Y=y</text:span><text:span text:style-name="T6"> <text:s/>es defineix com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>En general: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layer="layout" svg:width="11.203cm" svg:height="1.961cm" svg:x="8.3cm" svg:y="7.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8" draw:layer="layout" svg:x1="11.3cm" svg:y1="7.9cm" svg:x2="11.3cm" svg:y2="8.9cm">
          <text:p/>
        </draw:line>
        <draw:frame draw:style-name="gr3" draw:layer="layout" svg:width="5.9cm" svg:height="1.702cm" svg:x="9.1cm" svg:y="1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10" draw:layer="layout" svg:width="13.744cm" svg:height="1.301cm" svg:x="1.256cm" svg:y="1.724cm">
          <draw:text-box>
            <text:p text:style-name="P1"><text:span text:style-name="T9">Variables aleatòries vectori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9" draw:layer="layout" svg:width="26.5cm" svg:height="10.932cm" svg:x="0.5cm" svg:y="0.5cm">
          <draw:text-box>
            <text:p text:style-name="P1"><text:span text:style-name="T10"/></text:p>
            <text:p text:style-name="P1"><text:span text:style-name="T11"/></text:p>
            <text:p text:style-name="P1"><text:span text:style-name="T4"/></text:p>
            <text:p text:style-name="P1"><text:span text:style-name="T4"><text:tab/></text:span></text:p>
            <text:p text:style-name="P1"><text:span text:style-name="T4"><text:tab/></text:span><text:span text:style-name="T4">Exemple:</text:span></text:p>
            <text:p text:style-name="P1"><text:span text:style-name="T4"><text:tab/></text:span><text:span text:style-name="T4"><text:tab/></text:span><text:span text:style-name="T4"><text:tab/></text:span><text:span text:style-name="T4">Experiment: llançar 2 daus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5">Ω</text:span><text:span text:style-name="T6">={11, 12, ..., 21, 22, ..., ..., 66}</text:span></text:p>
            <text:p text:style-name="P1"><text:span text:style-name="T6"><text:tab/></text:span><text:span text:style-name="T6"><text:tab/></text:span><text:span text:style-name="T6"><text:tab/></text:span><text:span text:style-name="T6">V.a.: <text:s/>X=suma dels dos daus</text:span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Y=diferència dels dos daus (en valor absolut)</text:span></text:p>
            <text:p text:style-name="P1"><text:span text:style-name="T6"/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</draw:text-box>
        </draw:frame>
        <draw:frame draw:style-name="gr3" draw:layer="layout" svg:width="11.387cm" svg:height="1.678cm" svg:x="6.203cm" svg:y="9.46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2.797cm" svg:height="1.702cm" svg:x="6.1cm" svg:y="11.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13.133cm" svg:height="1.678cm" svg:x="6cm" svg:y="14.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0" draw:layer="layout" svg:width="13.744cm" svg:height="1.301cm" svg:x="1.256cm" svg:y="1.724cm">
          <draw:text-box>
            <text:p text:style-name="P1"><text:span text:style-name="T9">Variables aleatòries vectori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9" draw:layer="layout" svg:width="28cm" svg:height="19.864cm" svg:x="-0.001cm" svg:y="0.5cm">
          <draw:text-box>
            <text:p text:style-name="P1"><text:span text:style-name="T9">Moments de dues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3">Són uns nombres que resumeixen el comportament conjunts dels </text:span><text:span text:style-name="T3"><text:tab/></text:span></text:p>
            <text:p text:style-name="P1"><text:span text:style-name="T3"><text:tab/></text:span><text:span text:style-name="T3">valors de dues variable aleatòries.</text:span></text:p>
            <text:p text:style-name="P1"><text:span text:style-name="T4"/></text:p>
            <text:p text:style-name="P1"><text:span text:style-name="T4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4"><text:s/></text:span><text:span text:style-name="T14">Covariància</text:span><text:span text:style-name="T4"> </text:span><text:span text:style-name="T3">: <text:s/></text:span><text:span text:style-name="T4">indica el grau de dependència lineal entre les variabl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  <text:p text:style-name="P12"><text:span text:style-name="T4"><text:tab/></text:span><text:span text:style-name="T4"><text:tab/></text:span><text:span text:style-name="T4">Cov(X, Y)=E(X</text:span><text:span text:style-name="T5">∙</text:span><text:span text:style-name="T6">Y)-E(X)</text:span><text:span text:style-name="T5">∙</text:span><text:span text:style-name="T6">E(Y)</text:span></text:p>
            <text:p text:style-name="P12"><text:span text:style-name="T6"/></text:p>
            <text:p text:style-name="P12"><text:span text:style-name="T6"><text:tab/></text:span><text:span text:style-name="T6">Cas discret (</text:span><text:span text:style-name="T5">Ω</text:span><text:span text:style-name="T12">X</text:span><text:span text:style-name="T6">={x</text:span><text:span text:style-name="T7">1</text:span><text:span text:style-name="T6">, x</text:span><text:span text:style-name="T7">2</text:span><text:span text:style-name="T6">, ...}, </text:span><text:span text:style-name="T5">Ω</text:span><text:span text:style-name="T12">Y</text:span><text:span text:style-name="T6">={y</text:span><text:span text:style-name="T7">1</text:span><text:span text:style-name="T6">, y</text:span><text:span text:style-name="T7">2</text:span><text:span text:style-name="T6">, ...}):</text:span></text:p>
            <text:p text:style-name="P12"><text:span text:style-name="T6"/></text:p>
            <text:p text:style-name="P12"><text:span text:style-name="T6"><text:tab/></text:span><text:span text:style-name="T6"><text:tab/></text:span><text:span text:style-name="T6">E(X</text:span><text:span text:style-name="T5">∙</text:span><text:span text:style-name="T6">Y)=x</text:span><text:span text:style-name="T7">1</text:span><text:span text:style-name="T6"> </text:span><text:span text:style-name="T5">∙ y</text:span><text:span text:style-name="T12">1</text:span><text:span text:style-name="T5"> ∙ P(X=x</text:span><text:span text:style-name="T12">1</text:span><text:span text:style-name="T5">, Y=y</text:span><text:span text:style-name="T12">1</text:span><text:span text:style-name="T5">) + </text:span><text:span text:style-name="T6">x</text:span><text:span text:style-name="T7">1</text:span><text:span text:style-name="T6"> </text:span><text:span text:style-name="T5">∙ y</text:span><text:span text:style-name="T12">2</text:span><text:span text:style-name="T5"> ∙ P(X=x</text:span><text:span text:style-name="T12">1</text:span><text:span text:style-name="T5">, Y=y</text:span><text:span text:style-name="T12">2</text:span><text:span text:style-name="T5">) + ...</text:span></text:p>
            <text:p text:style-name="P12"><text:span text:style-name="T4"/></text:p>
            <text:p text:style-name="P12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Coeficient de correlació</text:span><text:span text:style-name="T4">: al igual que la covariància indica el grau de dependència lineal entre les variables però els seus valors estan normalitzats entre -1 i +1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4"><text:tab/></text:span><text:span text:style-name="T4"><text:tab/></text:span><text:span text:style-name="T4">Propietat: <text:s text:c="3"/>-1 </text:span><text:span text:style-name="T5">≤</text:span><text:span text:style-name="T6"> <text:s/>r</text:span><text:span text:style-name="T7">XY</text:span><text:span text:style-name="T6"> <text:s/></text:span><text:span text:style-name="T5">≤</text:span><text:span text:style-name="T6"> <text:s/>+1 <text:s text:c="7"/></text:span><text:span text:style-name="T24"><text:s/>( |r</text:span><text:span text:style-name="T25">XY</text:span><text:span text:style-name="T24"> | </text:span><text:span text:style-name="T26">≈</text:span><text:span text:style-name="T24"> 1 <text:s/>indica forta dependència entre les variables)</text:span></text:p>
          </draw:text-box>
        </draw:frame>
        <draw:frame draw:style-name="gr3" draw:layer="layout" svg:width="5.321cm" svg:height="1.887cm" svg:x="13.179cm" svg:y="16.613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8" draw:text-style-name="P9" draw:layer="layout" svg:width="26.5cm" svg:height="12.5cm" svg:x="0.5cm" svg:y="0.5cm">
          <draw:text-box>
            <text:p text:style-name="P1"><text:span text:style-name="T9">Moments de dues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4">Exemple</text:span><text:span text:style-name="T3">: </text:span></text:p>
            <text:p text:style-name="P1"><text:span text:style-name="T3"/></text:p>
            <text:p text:style-name="P5"><text:span text:style-name="T4">Experiment: llançar 2 monedes <text:s text:c="3"/></text:span><text:span text:style-name="T5">Ω</text:span><text:span text:style-name="T6">={cc, c+, +c, ++} </text:span></text:p>
            <text:p text:style-name="P5"><text:span text:style-name="T4"><text:s/></text:span><text:span text:style-name="T4">V.a.: X=nombre de cares</text:span></text:p>
            <text:p text:style-name="P5"><text:span text:style-name="T4"><text:tab/></text:span><text:span text:style-name="T4">Y=1 si mateix resultat en les dues, -1 si diferent resultat</text:span></text:p>
            <text:p text:style-name="P5"><text:span text:style-name="T4"/></text:p>
            <text:p text:style-name="P1"><text:span text:style-name="T5"><text:s text:c="4"/></text:span><text:span text:style-name="T5"><text:tab/></text:span><text:span text:style-name="T5"><text:tab/></text:span><text:span text:style-name="T5"><text:tab/></text:span></text:p>
            <text:p text:style-name="P1"><text:span text:style-name="T3"/></text:p>
            <text:p text:style-name="P5"><text:span text:style-name="T5"><text:s text:c="3"/></text:span></text:p>
          </draw:text-box>
        </draw:frame>
        <draw:frame draw:style-name="gr1" draw:text-style-name="P13" draw:layer="layout" svg:width="15cm" svg:height="3.649cm" svg:x="12.5cm" svg:y="8.1cm">
          <draw:text-box>
            <text:p text:style-name="P5"><text:span text:style-name="T5"><text:s text:c="4"/></text:span><text:span text:style-name="T5">Ω</text:span><text:span text:style-name="T12">Y</text:span><text:span text:style-name="T6">={-1, 1}</text:span><text:span text:style-name="T4"> <text:s/></text:span><text:span text:style-name="T6"><text:s text:c="4"/></text:span></text:p>
            <text:p text:style-name="P5"><text:span text:style-name="T6"><text:s text:c="4"/></text:span><text:span text:style-name="T6">P(Y=-1)=P(c+ U +c)=1/4+1/4=1/2</text:span></text:p>
            <text:p text:style-name="P5"><text:span text:style-name="T6"><text:s text:c="4"/></text:span><text:span text:style-name="T6">P(Y=1)=P(cc U ++)=1/4+1/4=1/2</text:span></text:p>
            <text:p text:style-name="P5"><text:span text:style-name="T6"><text:s text:c="4"/></text:span><text:span text:style-name="T6">P(Y=y)=0 <text:s text:c="3"/>si <text:s/>y </text:span><text:span text:style-name="T5">≠</text:span><text:span text:style-name="T6"> -1, 1</text:span></text:p>
          </draw:text-box>
        </draw:frame>
        <draw:frame draw:style-name="gr1" draw:text-style-name="P13" draw:layer="layout" svg:width="16cm" svg:height="4.441cm" svg:x="0cm" svg:y="8.159cm">
          <draw:text-box>
            <text:p text:style-name="P5"><text:span text:style-name="T5"><text:s text:c="4"/></text:span><text:span text:style-name="T5">Ω</text:span><text:span text:style-name="T12">X</text:span><text:span text:style-name="T6">={0, 1, 2}</text:span><text:span text:style-name="T4"> <text:s/></text:span><text:span text:style-name="T6"><text:s text:c="4"/></text:span></text:p>
            <text:p text:style-name="P5"><text:span text:style-name="T6"><text:s text:c="4"/></text:span><text:span text:style-name="T6">P(X=2)=P(cc)=1/4</text:span></text:p>
            <text:p text:style-name="P5"><text:span text:style-name="T6"><text:s text:c="4"/></text:span><text:span text:style-name="T6">P(X=1)=P(c+ U +c)=1/4+1/4=1/2</text:span></text:p>
            <text:p text:style-name="P5"><text:span text:style-name="T6"><text:s text:c="4"/></text:span><text:span text:style-name="T6">P(X=0)=P(++)=1/4</text:span></text:p>
            <text:p text:style-name="P5"><text:span text:style-name="T6"><text:s text:c="4"/></text:span><text:span text:style-name="T6">P(X=x)=0 <text:s text:c="3"/>si <text:s/>x </text:span><text:span text:style-name="T5">≠</text:span><text:span text:style-name="T6"> 0, 1, 2</text:span></text:p>
          </draw:text-box>
        </draw:frame>
        <draw:frame draw:style-name="gr1" draw:text-style-name="P4" draw:layer="layout" svg:width="13.5cm" svg:height="4.24cm" svg:x="2.8cm" svg:y="13.5cm">
          <draw:text-box>
            <text:p text:style-name="P1"><text:span text:style-name="T4">E(X)=0 </text:span><text:span text:style-name="T5">∙</text:span><text:span text:style-name="T6"> ¼ + 1 </text:span><text:span text:style-name="T5">∙</text:span><text:span text:style-name="T6"> ½ + 2 </text:span><text:span text:style-name="T5">∙</text:span><text:span text:style-name="T6"> ¼ =1</text:span></text:p>
            <text:p text:style-name="P1"><text:span text:style-name="T6"/></text:p>
            <text:p text:style-name="P1"><text:span text:style-name="T6">Var(X)=0</text:span><text:span text:style-name="T8">2</text:span><text:span text:style-name="T6"> </text:span><text:span text:style-name="T5">∙</text:span><text:span text:style-name="T6"> ¼ + 1</text:span><text:span text:style-name="T8">2</text:span><text:span text:style-name="T6"> </text:span><text:span text:style-name="T5">∙</text:span><text:span text:style-name="T6"> ½ + 2</text:span><text:span text:style-name="T8">2</text:span><text:span text:style-name="T6"> </text:span><text:span text:style-name="T5">∙</text:span><text:span text:style-name="T6"> ¼ </text:span><text:span text:style-name="T5">−</text:span><text:span text:style-name="T6"> 1</text:span><text:span text:style-name="T8">2</text:span><text:span text:style-name="T6">=0,5</text:span></text:p>
            <text:p text:style-name="P1"><text:span text:style-name="T5"/></text:p>
            <text:p text:style-name="P1"><text:span text:style-name="T6"/></text:p>
          </draw:text-box>
        </draw:frame>
        <draw:frame draw:style-name="gr3" draw:layer="layout" svg:width="5.555cm" svg:height="0.968cm" svg:x="3cm" svg:y="16.65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4" draw:layer="layout" svg:width="13.5cm" svg:height="4.24cm" svg:x="14.499cm" svg:y="13.5cm">
          <draw:text-box>
            <text:p text:style-name="P1"><text:span text:style-name="T4">E(Y)=(-1) </text:span><text:span text:style-name="T5">∙</text:span><text:span text:style-name="T6"> ½ <text:s/>+ 1 </text:span><text:span text:style-name="T5">∙</text:span><text:span text:style-name="T6"> ½ = 0</text:span></text:p>
            <text:p text:style-name="P1"><text:span text:style-name="T6"/></text:p>
            <text:p text:style-name="P1"><text:span text:style-name="T6">Var(Y)=(-1)</text:span><text:span text:style-name="T8">2</text:span><text:span text:style-name="T6"> </text:span><text:span text:style-name="T5">∙</text:span><text:span text:style-name="T6"> ½ <text:s/>+ 1</text:span><text:span text:style-name="T8">2</text:span><text:span text:style-name="T6"> </text:span><text:span text:style-name="T5">∙</text:span><text:span text:style-name="T6"> ½ </text:span><text:span text:style-name="T5">−</text:span><text:span text:style-name="T6"> 0</text:span><text:span text:style-name="T8">2</text:span><text:span text:style-name="T6">= 1</text:span></text:p>
            <text:p text:style-name="P1"><text:span text:style-name="T5"/></text:p>
            <text:p text:style-name="P1"><text:span text:style-name="T6"/></text:p>
          </draw:text-box>
        </draw:frame>
        <draw:frame draw:style-name="gr3" draw:layer="layout" svg:width="3.331cm" svg:height="0.968cm" svg:x="16.701cm" svg:y="16.653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8" draw:text-style-name="P9" draw:layer="layout" svg:width="26.5cm" svg:height="12.5cm" svg:x="0.5cm" svg:y="0.5cm">
          <draw:text-box>
            <text:p text:style-name="P1"><text:span text:style-name="T9">Moments de dues variables aleatòries</text:span></text:p>
            <text:p text:style-name="P1"><text:span text:style-name="T3"/></text:p>
            <text:p text:style-name="P1"><text:span text:style-name="T3"><text:tab/></text:span></text:p>
            <text:p text:style-name="P1"><text:span text:style-name="T3"><text:tab/></text:span><text:span text:style-name="T4">Exemple (continuació)</text:span><text:span text:style-name="T3">: </text:span></text:p>
            <text:p text:style-name="P1"><text:span text:style-name="T3"/></text:p>
            <text:p text:style-name="P5"><text:span text:style-name="T4">Experiment: llançar 2 monedes <text:s text:c="3"/></text:span><text:span text:style-name="T5">Ω</text:span><text:span text:style-name="T6">={cc, c+, +c, ++} </text:span></text:p>
            <text:p text:style-name="P5"><text:span text:style-name="T4"><text:s/></text:span><text:span text:style-name="T4">V.a.: X=nombre de cares</text:span></text:p>
            <text:p text:style-name="P5"><text:span text:style-name="T4"><text:tab/></text:span><text:span text:style-name="T4">Y=1 si mateix resultat en les dues, -1 si diferent resultat</text:span></text:p>
            <text:p text:style-name="P5"><text:span text:style-name="T4"/></text:p>
            <text:p text:style-name="P1"><text:span text:style-name="T5"><text:s text:c="4"/></text:span><text:span text:style-name="T5"><text:tab/></text:span><text:span text:style-name="T5"><text:tab/></text:span><text:span text:style-name="T5"><text:tab/></text:span></text:p>
            <text:p text:style-name="P1"><text:span text:style-name="T3"/></text:p>
            <text:p text:style-name="P5"><text:span text:style-name="T5"><text:s text:c="3"/></text:span></text:p>
          </draw:text-box>
        </draw:frame>
        <draw:frame draw:style-name="gr1" draw:text-style-name="P13" draw:layer="layout" svg:width="27cm" svg:height="6.817cm" svg:x="0cm" svg:y="8.159cm">
          <draw:text-box>
            <text:p text:style-name="P5"><text:span text:style-name="T5"><text:s text:c="4"/></text:span><text:span text:style-name="T5">Ω</text:span><text:span text:style-name="T12">XY</text:span><text:span text:style-name="T6">={(0, -1), (0, 1), (1, -1), (1, 1), (2, -1), (2, 1)}</text:span><text:span text:style-name="T4"> <text:s/></text:span><text:span text:style-name="T6"><text:s text:c="4"/></text:span></text:p>
            <text:p text:style-name="P5"><text:span text:style-name="T6"><text:s text:c="4"/></text:span><text:span text:style-name="T6">P(X=0, Y=-1)=0</text:span></text:p>
            <text:p text:style-name="P5"><text:span text:style-name="T6"><text:s text:c="4"/></text:span><text:span text:style-name="T6">P(X=0, Y=1)=P(++)=1/4</text:span></text:p>
            <text:p text:style-name="P5"><text:span text:style-name="T6"><text:s text:c="4"/></text:span><text:span text:style-name="T6">P(X=1, Y=-1)=P(c+ U +c)=1/4+1/4=1/2</text:span></text:p>
            <text:p text:style-name="P5"><text:span text:style-name="T6"><text:s text:c="4"/></text:span><text:span text:style-name="T6">P(X=1, Y=1)=0</text:span></text:p>
            <text:p text:style-name="P5"><text:span text:style-name="T6"><text:s text:c="4"/></text:span><text:span text:style-name="T6">P(X=2, Y=-1)=0</text:span></text:p>
            <text:p text:style-name="P5"><text:span text:style-name="T6"><text:s text:c="4"/></text:span><text:span text:style-name="T6">P(X=2, Y=1)=P(cc)=1/4</text:span></text:p>
            <text:p text:style-name="P5"><text:span text:style-name="T6"><text:s text:c="4"/></text:span><text:span text:style-name="T6">P(X=x, Y=y)=0 <text:s text:c="3"/>si <text:s/>x </text:span><text:span text:style-name="T5">≠</text:span><text:span text:style-name="T6"> 0, 1, 2 <text:s text:c="3"/>o <text:s text:c="3"/>y </text:span><text:span text:style-name="T5">≠</text:span><text:span text:style-name="T6"> -1, 1,</text:span></text:p>
          </draw:text-box>
        </draw:frame>
        <draw:frame draw:style-name="gr1" draw:text-style-name="P4" draw:layer="layout" svg:width="26cm" svg:height="2.627cm" svg:x="1.5cm" svg:y="15.7cm">
          <draw:text-box>
            <text:p text:style-name="P1"><text:span text:style-name="T4">E(XY)=0 </text:span><text:span text:style-name="T5">∙</text:span><text:span text:style-name="T6"> (-1) </text:span><text:span text:style-name="T5">∙</text:span><text:span text:style-name="T6"> 0 + 0 </text:span><text:span text:style-name="T5">∙</text:span><text:span text:style-name="T6"> 1 </text:span><text:span text:style-name="T5">∙</text:span><text:span text:style-name="T6"> ¼ <text:s/>+ 1 </text:span><text:span text:style-name="T5">∙</text:span><text:span text:style-name="T6"> (-1) </text:span><text:span text:style-name="T5">∙</text:span><text:span text:style-name="T6"> ½ <text:s/>+ 1 </text:span><text:span text:style-name="T5">∙</text:span><text:span text:style-name="T6"> 1 </text:span><text:span text:style-name="T5">∙</text:span><text:span text:style-name="T6"> 0 + 2 </text:span><text:span text:style-name="T5">∙</text:span><text:span text:style-name="T6"> (-1) </text:span><text:span text:style-name="T5">∙</text:span><text:span text:style-name="T6"> 0 + 2 </text:span><text:span text:style-name="T5">∙</text:span><text:span text:style-name="T6"> 1 </text:span><text:span text:style-name="T5">∙</text:span><text:span text:style-name="T6"> ¼ <text:s/>= 0</text:span></text:p>
            <text:p text:style-name="P1"><text:span text:style-name="T6"/></text:p>
            <text:p text:style-name="P1"><text:span text:style-name="T6">Cov(X, Y)= 0 – 1 </text:span><text:span text:style-name="T5">∙</text:span><text:span text:style-name="T6"> 0 = 0 <text:s/></text:span></text:p>
          </draw:text-box>
        </draw:frame>
        <draw:frame draw:style-name="gr3" draw:layer="layout" svg:width="5.626cm" svg:height="1.762cm" svg:x="1.7cm" svg:y="18.613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1" draw:text-style-name="P14" draw:layer="layout" svg:width="22.5cm" svg:height="13.211cm" svg:x="3cm" svg:y="4.6cm">
          <draw:text-box>
            <text:p text:style-name="P1"><text:span text:style-name="T27">Experiments aleatoris molt diferents poden tenir associades variables aleatòries similars.</text:span></text:p>
            <text:p text:style-name="P1"><text:span text:style-name="T27"/></text:p>
            <text:p text:style-name="P1"><text:span text:style-name="T27"/></text:p>
            <text:p text:style-name="P1"><text:span text:style-name="T27">En aquest tema s'estudien una sèrie de v.a. típiques comuns a molts problemes.</text:span></text:p>
            <text:p text:style-name="P1"><text:span text:style-name="T27"/></text:p>
            <text:p text:style-name="P1"><text:span text:style-name="T27"/></text:p>
            <text:p text:style-name="P1"><text:span text:style-name="T27">Si som capaços d'associar un problema a una v.a. típica podrem conèixer fàcilment la seva funció de probabilitat o densitat, la seva funció de distribució i la seva esperança i variància.</text:span></text:p>
            <text:p text:style-name="P1"><text:span text:style-name="T27"/></text:p>
            <text:p text:style-name="P1"><text:span text:style-name="T27"/></text:p>
            <text:p text:style-name="P1"><text:span text:style-name="T27">Els valors de probabilitat de les v.a. típiques es troben tabulats. </text:span></text:p>
          </draw:text-box>
        </draw:frame>
        <draw:frame draw:style-name="gr1" draw:text-style-name="P15" draw:layer="layout" svg:width="11.5cm" svg:height="1.216cm" svg:x="1cm" svg:y="1.224cm">
          <draw:text-box>
            <text:p text:style-name="P1"><text:span text:style-name="T28">V.a. discretes típ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1" draw:text-style-name="P15" draw:layer="layout" svg:width="11.5cm" svg:height="1.216cm" svg:x="1cm" svg:y="1.224cm">
          <draw:text-box>
            <text:p text:style-name="P1"><text:span text:style-name="T28">V.a. discretes típiques</text:span></text:p>
          </draw:text-box>
        </draw:frame>
        <draw:frame draw:style-name="gr1" draw:text-style-name="P9" draw:layer="layout" svg:width="24.5cm" svg:height="10.79cm" svg:x="2cm" svg:y="3.4cm">
          <draw:text-box>
            <text:p text:style-name="P1"><text:span text:style-name="T29">V.a. de Bernouilli:</text:span></text:p>
            <text:p text:style-name="P1"><text:span text:style-name="T30"/></text:p>
            <text:p text:style-name="P1"><text:span text:style-name="T31">Experiment: èxit/fracàs (dos resultats possibles)</text:span></text:p>
            <text:p text:style-name="P1"><text:span text:style-name="T31"/></text:p>
            <text:p text:style-name="P1"><text:span text:style-name="T31"><text:tab/></text:span><text:span text:style-name="T31"><text:tab/></text:span><text:span text:style-name="T31"><text:tab/></text:span><text:span text:style-name="T32">Ω</text:span><text:span text:style-name="T33"> = { èxit, fracàs }</text:span><text:span text:style-name="T33"><text:tab/></text:span><text:span text:style-name="T33"><text:tab/></text:span><text:span text:style-name="T31">P(èxit)=p <text:s text:c="3"/></text:span><text:span text:style-name="T31"><text:tab/></text:span><text:span text:style-name="T31"><text:tab/></text:span><text:span text:style-name="T31">P(fracàs)=1-p</text:span></text:p>
            <text:p text:style-name="P1"><text:span text:style-name="T31">V.a.: </text:span></text:p>
            <text:p text:style-name="P1"><text:span text:style-name="T31"><text:tab/></text:span><text:span text:style-name="T31"><text:tab/></text:span><text:span text:style-name="T31"><text:tab/></text:span><text:span text:style-name="T31">1 <text:s text:c="3"/>si èxit</text:span></text:p>
            <text:p text:style-name="P1"><text:span text:style-name="T31"><text:tab/></text:span><text:span text:style-name="T31"><text:tab/></text:span><text:span text:style-name="T31">X=</text:span></text:p>
            <text:p text:style-name="P1"><text:span text:style-name="T31"><text:tab/></text:span><text:span text:style-name="T31"><text:tab/></text:span><text:span text:style-name="T31"><text:tab/></text:span><text:span text:style-name="T31">0 <text:s text:c="3"/>si fracàs</text:span></text:p>
            <text:p text:style-name="P1"><text:span text:style-name="T31"/></text:p>
            <text:p text:style-name="P1"><text:span text:style-name="T32"><text:tab/></text:span><text:span text:style-name="T32"><text:tab/></text:span><text:span text:style-name="T32">Ω</text:span><text:span text:style-name="T34">X</text:span><text:span text:style-name="T33">={0, 1} </text:span></text:p>
            <text:p text:style-name="P1"><text:span text:style-name="T33"/></text:p>
            <text:p text:style-name="P1"><text:span text:style-name="T35"/></text:p>
          </draw:text-box>
        </draw:frame>
        <draw:custom-shape draw:style-name="gr4" draw:text-style-name="P8" draw:layer="layout" svg:width="0.5cm" svg:height="2.5cm" svg:x="5.6cm" svg:y="8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6" draw:layer="layout" svg:width="13.7cm" svg:height="8.091cm" svg:x="3.2cm" svg:y="11.321cm">
          <draw:text-box>
            <text:p text:style-name="P1"><text:span text:style-name="T36"/></text:p>
            <text:p text:style-name="P1"><text:span text:style-name="T33"/></text:p>
            <text:p text:style-name="P1"><text:span text:style-name="T33"><text:tab/></text:span><text:span text:style-name="T33"><text:tab/></text:span><text:span text:style-name="T33"> </text:span><text:span text:style-name="T33"><text:tab/></text:span><text:span text:style-name="T33"><text:tab/></text:span><text:span text:style-name="T33">p</text:span><text:span text:style-name="T33"><text:tab/></text:span><text:span text:style-name="T33">si <text:s text:c="2"/>x=1</text:span></text:p>
            <text:p text:style-name="P1"><text:span text:style-name="T33"><text:tab/></text:span><text:span text:style-name="T33">P(X=x)= <text:s text:c="3"/>1-p</text:span><text:span text:style-name="T33"><text:tab/></text:span><text:span text:style-name="T33">si <text:s text:c="2"/>x=0</text:span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0</text:span><text:span text:style-name="T33"><text:tab/></text:span><text:span text:style-name="T33">resta</text:span></text:p>
            <text:p text:style-name="P1"><text:span text:style-name="T33"/></text:p>
            <text:p text:style-name="P1"><text:span text:style-name="T33"><text:tab/></text:span><text:span text:style-name="T33">E(X)=p</text:span></text:p>
            <text:p text:style-name="P1"><text:span text:style-name="T33"><text:tab/></text:span><text:span text:style-name="T33"><text:tab/></text:span><text:span text:style-name="T33"><text:tab/></text:span></text:p>
            <text:p text:style-name="P1"><text:span text:style-name="T33"><text:tab/></text:span><text:span text:style-name="T33">Var(X)=p(1-p)</text:span><text:span text:style-name="T33"><text:tab/></text:span></text:p>
            <text:p text:style-name="P1"><text:span text:style-name="T33"/></text:p>
          </draw:text-box>
        </draw:frame>
        <draw:custom-shape draw:style-name="gr4" draw:text-style-name="P8" draw:layer="layout" svg:width="0.5cm" svg:height="2.5cm" svg:x="7.5cm" svg:y="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13.5cm" svg:height="1.043cm" svg:x="2.1cm" svg:y="19.6cm">
          <draw:text-box>
            <text:p text:style-name="P1"><text:span text:style-name="T33">Notació: X </text:span><text:span text:style-name="T32">~</text:span><text:span text:style-name="T33"> Be(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1" draw:text-style-name="P15" draw:layer="layout" svg:width="11.5cm" svg:height="1.216cm" svg:x="1cm" svg:y="1.224cm">
          <draw:text-box>
            <text:p text:style-name="P1"><text:span text:style-name="T28">V.a. discretes típiques</text:span></text:p>
          </draw:text-box>
        </draw:frame>
        <draw:frame draw:style-name="gr1" draw:text-style-name="P9" draw:layer="layout" svg:width="24.5cm" svg:height="2.64cm" svg:x="2cm" svg:y="3.4cm">
          <draw:text-box>
            <text:p text:style-name="P1"><text:span text:style-name="T29">V.a. de Bernouilli:</text:span></text:p>
            <text:p text:style-name="P1"><text:span text:style-name="T30"/></text:p>
            <text:p text:style-name="P1"><text:span text:style-name="T35"/></text:p>
          </draw:text-box>
        </draw:frame>
        <draw:frame draw:style-name="gr9" draw:text-style-name="P9" draw:layer="layout" svg:width="26.5cm" svg:height="15.059cm" svg:x="1.499cm" svg:y="5.6cm">
          <draw:text-box>
            <text:p text:style-name="P1"><text:span text:style-name="T31">Exemples:</text:span></text:p>
            <text:p text:style-name="P1"><text:span text:style-name="T31"/></text:p>
            <text:p text:style-name="P1"><text:span text:style-name="T31"><text:tab/></text:span><text:span text:style-name="T31">1. Llançament d'una moneda.</text:span></text:p>
            <text:p text:style-name="P1"><text:span text:style-name="T31"><text:tab/></text:span><text:span text:style-name="T31"> <text:s text:c="3"/></text:span><text:span text:style-name="T31">X=1 si surt cara, 0 sino.</text:span></text:p>
            <text:p text:style-name="P1"><text:span text:style-name="T31"><text:s/></text:span></text:p>
            <text:p text:style-name="P1"><text:span text:style-name="T31"><text:tab/></text:span><text:span text:style-name="T31"> <text:s text:c="3"/></text:span><text:span text:style-name="T31">X </text:span><text:span text:style-name="T32">~</text:span><text:span text:style-name="T33"> Be(1/2)</text:span></text:p>
            <text:p text:style-name="P1"><text:span text:style-name="T33"><text:tab/></text:span><text:span text:style-name="T33"> <text:s text:c="3"/></text:span><text:span text:style-name="T33">(èxit= </text:span><text:span text:style-name="T32">"</text:span><text:span text:style-name="T33">surt cara</text:span><text:span text:style-name="T32">"</text:span><text:span text:style-name="T33">)</text:span></text:p>
            <text:p text:style-name="P1"><text:span text:style-name="T31"/></text:p>
            <text:p text:style-name="P1"><text:span text:style-name="T31"/></text:p>
            <text:p text:style-name="P1"><text:span text:style-name="T31"><text:tab/></text:span><text:span text:style-name="T31">2. Tres persones llancen a una diana amb probabilitats d'encert </text:span></text:p>
            <text:p text:style-name="P1"><text:span text:style-name="T31"><text:tab/></text:span><text:span text:style-name="T31"> <text:s text:c="3"/></text:span><text:span text:style-name="T31">1/5, 1/4 i 1/3, respectivament. </text:span></text:p>
            <text:p text:style-name="P1"><text:span text:style-name="T31"><text:tab/></text:span><text:span text:style-name="T31"> <text:s text:c="3"/></text:span><text:span text:style-name="T31">X=1 si les tres encerten, 0 sino. </text:span></text:p>
            <text:p text:style-name="P1"><text:span text:style-name="T31"/></text:p>
            <text:p text:style-name="P1"><text:span text:style-name="T31"><text:tab/></text:span><text:span text:style-name="T31"> <text:s text:c="2"/></text:span><text:span text:style-name="T31">X </text:span><text:span text:style-name="T32">~</text:span><text:span text:style-name="T33"> Be(1/5 . 1/4 . 1/3 )=Be(1/60)</text:span></text:p>
            <text:p text:style-name="P1"><text:span text:style-name="T33"><text:s/></text:span><text:span text:style-name="T33"><text:tab/></text:span><text:span text:style-name="T33"> <text:s text:c="2"/></text:span><text:span text:style-name="T33">(èxit= </text:span><text:span text:style-name="T32">"</text:span><text:span text:style-name="T33">les tres persones encerten</text:span><text:span text:style-name="T32">"</text:span><text:span text:style-name="T33">)</text:span></text:p>
            <text:p text:style-name="P1"><text:span text:style-name="T31"/></text:p>
            <text:p text:style-name="P1"><text:span text:style-name="T30"/></text:p>
            <text:p text:style-name="P1"><text:span text:style-name="T30"/></text:p>
            <text:p text:style-name="P1"><text:span text:style-name="T3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1" draw:text-style-name="P15" draw:layer="layout" svg:width="11.5cm" svg:height="1.216cm" svg:x="1cm" svg:y="1.224cm">
          <draw:text-box>
            <text:p text:style-name="P1"><text:span text:style-name="T28">V.a. discretes típiques</text:span></text:p>
          </draw:text-box>
        </draw:frame>
        <draw:frame draw:style-name="gr1" draw:text-style-name="P9" draw:layer="layout" svg:width="25.5cm" svg:height="9.206cm" svg:x="2cm" svg:y="3.4cm">
          <draw:text-box>
            <text:p text:style-name="P1"><text:span text:style-name="T29">V.a. binomial:</text:span></text:p>
            <text:p text:style-name="P1"><text:span text:style-name="T30"/></text:p>
            <text:p text:style-name="P1"><text:span text:style-name="T31">Experiment: n repeticions d'un experiment èxit/fracàs on P(èxit)=p <text:s/></text:span></text:p>
            <text:p text:style-name="P1"><text:span text:style-name="T31"/></text:p>
            <text:p text:style-name="P1"><text:span text:style-name="T32">Ω</text:span><text:span text:style-name="T33"> = { {èxit, èxit, ...., èxit}, {fracàs, èxit, ..., èxit}, ..., {fracàs, fracàs, ..., fracàs} }</text:span><text:span text:style-name="T33"><text:tab/></text:span><text:span text:style-name="T33"><text:tab/></text:span></text:p>
            <text:p text:style-name="P1"><text:span text:style-name="T31">V.a.: </text:span></text:p>
            <text:p text:style-name="P1"><text:span text:style-name="T31"><text:tab/></text:span><text:span text:style-name="T31"><text:tab/></text:span><text:span text:style-name="T31">X=nombre d'èxits</text:span><text:span text:style-name="T31"><text:tab/></text:span></text:p>
            <text:p text:style-name="P1"><text:span text:style-name="T32"><text:tab/></text:span><text:span text:style-name="T32"><text:tab/></text:span><text:span text:style-name="T32">Ω</text:span><text:span text:style-name="T34">X</text:span><text:span text:style-name="T33">={0, 1, 2, ..., n} </text:span></text:p>
            <text:p text:style-name="P1"><text:span text:style-name="T33"/></text:p>
            <text:p text:style-name="P1"><text:span text:style-name="T35"/></text:p>
          </draw:text-box>
        </draw:frame>
        <draw:frame draw:style-name="gr1" draw:text-style-name="P16" draw:layer="layout" svg:width="18.3cm" svg:height="7.887cm" svg:x="3.2cm" svg:y="9.5cm">
          <draw:text-box>
            <text:p text:style-name="P1"><text:span text:style-name="T36"/></text:p>
            <text:p text:style-name="P1"><text:span text:style-name="T33"/></text:p>
            <text:p text:style-name="P1"><text:span text:style-name="T33"><text:tab/></text:span><text:span text:style-name="T33"><text:tab/></text:span><text:span text:style-name="T33"> 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i <text:s text:c="2"/>x=0, 1, 2, ..., n</text:span></text:p>
            <text:p text:style-name="P1"><text:span text:style-name="T33"><text:tab/></text:span><text:span text:style-name="T33">P(X=x)= <text:s text:c="3"/></text:span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0</text:span><text:span text:style-name="T33"><text:tab/></text:span><text:span text:style-name="T33"><text:tab/></text:span><text:span text:style-name="T33"><text:tab/></text:span><text:span text:style-name="T33"><text:tab/></text:span><text:span text:style-name="T33">resta</text:span></text:p>
            <text:p text:style-name="P1"><text:span text:style-name="T33"/></text:p>
            <text:p text:style-name="P1"><text:span text:style-name="T33"><text:tab/></text:span><text:span text:style-name="T33">E(X)=np</text:span></text:p>
            <text:p text:style-name="P1"><text:span text:style-name="T37"><text:tab/></text:span><text:span text:style-name="T37"><text:tab/></text:span><text:span text:style-name="T37"><text:tab/></text:span></text:p>
            <text:p text:style-name="P1"><text:span text:style-name="T33"><text:tab/></text:span><text:span text:style-name="T33">Var(X)=np(1-p)</text:span><text:span text:style-name="T33"><text:tab/></text:span></text:p>
            <text:p text:style-name="P1"><text:span text:style-name="T33"/></text:p>
          </draw:text-box>
        </draw:frame>
        <draw:custom-shape draw:style-name="gr4" draw:text-style-name="P8" draw:layer="layout" svg:width="0.5cm" svg:height="2.5cm" svg:x="7.5cm" svg:y="1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6" draw:layer="layout" svg:width="9.4cm" svg:height="2.627cm" svg:x="2.1cm" svg:y="17.3cm">
          <draw:text-box>
            <text:p text:style-name="P1"><text:span text:style-name="T33">Notació: X </text:span><text:span text:style-name="T32">~</text:span><text:span text:style-name="T33"> B(n, p)</text:span></text:p>
            <text:p text:style-name="P1"><text:span text:style-name="T33"/></text:p>
            <text:p text:style-name="P1"><text:span text:style-name="T33"/></text:p>
          </draw:text-box>
        </draw:frame>
        <draw:frame draw:style-name="gr1" draw:text-style-name="P9" draw:layer="layout" svg:width="21cm" svg:height="1.835cm" svg:x="2cm" svg:y="18.7cm">
          <draw:text-box>
            <text:p text:style-name="P1"><text:span text:style-name="T33">Observació: els valors de la funció de distribució </text:span></text:p>
            <text:p text:style-name="P1"><text:span text:style-name="T33"><text:tab/></text:span><text:span text:style-name="T33"><text:tab/></text:span><text:span text:style-name="T33"><text:tab/></text:span><text:span text:style-name="T33"> </text:span><text:span text:style-name="T33">de la v.a. binomial estan <text:s/>tabulats</text:span></text:p>
          </draw:text-box>
        </draw:frame>
        <draw:frame draw:style-name="gr3" draw:layer="layout" svg:width="4.917cm" svg:height="1.676cm" svg:x="7.956cm" svg:y="10.67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1" draw:text-style-name="P15" draw:layer="layout" svg:width="11.5cm" svg:height="1.216cm" svg:x="1cm" svg:y="1.224cm">
          <draw:text-box>
            <text:p text:style-name="P1"><text:span text:style-name="T28">V.a. discretes típiques</text:span></text:p>
          </draw:text-box>
        </draw:frame>
        <draw:frame draw:style-name="gr1" draw:text-style-name="P9" draw:layer="layout" svg:width="24.5cm" svg:height="2.64cm" svg:x="2cm" svg:y="2.5cm">
          <draw:text-box>
            <text:p text:style-name="P1"><text:span text:style-name="T29">V.a. binomial:</text:span></text:p>
            <text:p text:style-name="P1"><text:span text:style-name="T30"/></text:p>
            <text:p text:style-name="P1"><text:span text:style-name="T35"/></text:p>
          </draw:text-box>
        </draw:frame>
        <draw:frame draw:style-name="gr9" draw:text-style-name="P9" draw:layer="layout" svg:width="26.5cm" svg:height="16.011cm" svg:x="1.5cm" svg:y="4.273cm">
          <draw:text-box>
            <text:p text:style-name="P1"><text:span text:style-name="T31">Exemples:</text:span></text:p>
            <text:p text:style-name="P1"><text:span text:style-name="T31"/></text:p>
            <text:p text:style-name="P1"><text:span text:style-name="T31"><text:tab/></text:span><text:span text:style-name="T31">1. X=nombre de cares en 10 llançaments d'una moneda.</text:span></text:p>
            <text:p text:style-name="P1"><text:span text:style-name="T31"><text:tab/></text:span><text:span text:style-name="T31"> <text:s text:c="3"/></text:span><text:span text:style-name="T31">X </text:span><text:span text:style-name="T32">~</text:span><text:span text:style-name="T33"> B(10, 1/2)</text:span></text:p>
            <text:p text:style-name="P1"><text:span text:style-name="T33"><text:tab/></text:span><text:span text:style-name="T33"> <text:s text:c="3"/></text:span><text:span text:style-name="T33">(èxit= </text:span><text:span text:style-name="T32">"</text:span><text:span text:style-name="T33">surt cara</text:span><text:span text:style-name="T32">"</text:span><text:span text:style-name="T33">)</text:span></text:p>
            <text:p text:style-name="P1"><text:span text:style-name="T33"/></text:p>
            <text:p text:style-name="P1"><text:span text:style-name="T33"><text:tab/></text:span><text:span text:style-name="T33"> <text:s text:c="3"/></text:span><text:span text:style-name="T33">P(treure 7 cares)=P(X=7)=</text:span></text:p>
            <text:p text:style-name="P1"><text:span text:style-name="T31"><text:tab/></text:span></text:p>
            <text:p text:style-name="P1"><text:span text:style-name="T31"><text:tab/></text:span><text:span text:style-name="T31"> <text:s text:c="3"/></text:span><text:span text:style-name="T31">P(treure 3 o menys cares)=P(X </text:span><text:span text:style-name="T32">≤</text:span><text:span text:style-name="T33"> 3)=(taules)=0,1719</text:span></text:p>
            <text:p text:style-name="P1"><text:span text:style-name="T31"/></text:p>
            <text:p text:style-name="P1"><text:span text:style-name="T31"/></text:p>
            <text:p text:style-name="P1"><text:span text:style-name="T31"><text:tab/></text:span><text:span text:style-name="T31">2. X=nombre de respostes correctes en un test de 20 preguntes </text:span></text:p>
            <text:p text:style-name="P1"><text:span text:style-name="T31"><text:tab/></text:span><text:span text:style-name="T31"><text:tab/></text:span><text:span text:style-name="T31"> <text:s/></text:span><text:span text:style-name="T31">amb 4 opcions de resposta per pregunta (només 1 correcta)</text:span></text:p>
            <text:p text:style-name="P1"><text:span text:style-name="T31"/></text:p>
            <text:p text:style-name="P1"><text:span text:style-name="T31"><text:tab/></text:span><text:span text:style-name="T31"> <text:s text:c="2"/></text:span><text:span text:style-name="T31">X </text:span><text:span text:style-name="T32">~</text:span><text:span text:style-name="T33"> B(20, 1/4)</text:span></text:p>
            <text:p text:style-name="P1"><text:span text:style-name="T33"><text:s/></text:span><text:span text:style-name="T33"><text:tab/></text:span><text:span text:style-name="T33"> <text:s text:c="2"/></text:span><text:span text:style-name="T33">(èxit= </text:span><text:span text:style-name="T32">"</text:span><text:span text:style-name="T33">resposta correctes</text:span><text:span text:style-name="T32">"</text:span><text:span text:style-name="T33">)</text:span></text:p>
            <text:p text:style-name="P1"><text:span text:style-name="T33"/></text:p>
            <text:p text:style-name="P1"><text:span text:style-name="T33"><text:tab/></text:span><text:span text:style-name="T33"> <text:s/></text:span><text:span text:style-name="T33">P(contestar bé més de 10)=P(X &gt;</text:span><text:span text:style-name="T32"> 10)=</text:span></text:p>
            <text:p text:style-name="P1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=1-P(X ≤ 10)=(taules)=1-0,9961=0,0039</text:span></text:p>
            <text:p text:style-name="P1"><text:span text:style-name="T30"/></text:p>
          </draw:text-box>
        </draw:frame>
        <draw:frame draw:style-name="gr3" draw:layer="layout" svg:width="15.184cm" svg:height="1.767cm" svg:x="12.256cm" svg:y="8.7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1" draw:text-style-name="P15" draw:layer="layout" svg:width="11.5cm" svg:height="1.216cm" svg:x="1cm" svg:y="1.224cm">
          <draw:text-box>
            <text:p text:style-name="P1"><text:span text:style-name="T28">V.a. discretes típiques</text:span></text:p>
          </draw:text-box>
        </draw:frame>
        <draw:frame draw:style-name="gr1" draw:text-style-name="P9" draw:layer="layout" svg:width="25.5cm" svg:height="17.414cm" svg:x="2cm" svg:y="3.4cm">
          <draw:text-box>
            <text:p text:style-name="P1"><text:span text:style-name="T29">V.a. geomètrica:</text:span></text:p>
            <text:p text:style-name="P1"><text:span text:style-name="T30"/></text:p>
            <text:p text:style-name="P1"><text:span text:style-name="T31">Experiment: repeticions d'un experiment èxit/fracàs on P(èxit)=p <text:s/></text:span></text:p>
            <text:p text:style-name="P1"><text:span text:style-name="T31">V.a.: </text:span></text:p>
            <text:p text:style-name="P1"><text:span text:style-name="T31"><text:tab/></text:span><text:span text:style-name="T31">Tipus I:</text:span></text:p>
            <text:p text:style-name="P1"><text:span text:style-name="T31"><text:tab/></text:span><text:span text:style-name="T31"><text:tab/></text:span><text:span text:style-name="T31">X=nombre de repeticions fins al primer èxit</text:span><text:span text:style-name="T31"><text:tab/></text:span></text:p>
            <text:p text:style-name="P1"><text:span text:style-name="T32"><text:tab/></text:span><text:span text:style-name="T32"><text:tab/></text:span><text:span text:style-name="T32">Ω</text:span><text:span text:style-name="T34">X</text:span><text:span text:style-name="T33">={1, 2, 3, ..., } </text:span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(1-p)</text:span><text:span text:style-name="T38">x-1</text:span><text:span text:style-name="T33">p</text:span><text:span text:style-name="T33"><text:tab/></text:span><text:span text:style-name="T33"><text:tab/></text:span><text:span text:style-name="T33">si x=1, 2, ...</text:span></text:p>
            <text:p text:style-name="P1"><text:span text:style-name="T33"><text:tab/></text:span><text:span text:style-name="T33"><text:tab/></text:span><text:span text:style-name="T33">P(X=x)=</text:span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text:s text:c="4"/></text:span><text:span text:style-name="T33">0</text:span><text:span text:style-name="T33"><text:tab/></text:span><text:span text:style-name="T33"><text:tab/></text:span><text:span text:style-name="T33">resta</text:span></text:p>
            <text:p text:style-name="P1"><text:span text:style-name="T33"><text:tab/></text:span></text:p>
            <text:p text:style-name="P1"><text:span text:style-name="T35"><text:tab/></text:span><text:span text:style-name="T35">Tipus II:</text:span></text:p>
            <text:p text:style-name="P1"><text:span text:style-name="T31"><text:tab/></text:span><text:span text:style-name="T31"><text:tab/></text:span><text:span text:style-name="T31">X=nombre de fracasos fins al primer èxit</text:span><text:span text:style-name="T31"><text:tab/></text:span></text:p>
            <text:p text:style-name="P1"><text:span text:style-name="T32"><text:tab/></text:span><text:span text:style-name="T32"><text:tab/></text:span><text:span text:style-name="T32">Ω</text:span><text:span text:style-name="T34">X</text:span><text:span text:style-name="T33">={0, 1, 2, ..., } </text:span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(1-p)</text:span><text:span text:style-name="T38">x </text:span><text:span text:style-name="T33">p</text:span><text:span text:style-name="T33"><text:tab/></text:span><text:span text:style-name="T33"><text:tab/></text:span><text:span text:style-name="T33">si x=1, 2, ...</text:span></text:p>
            <text:p text:style-name="P1"><text:span text:style-name="T33"><text:tab/></text:span><text:span text:style-name="T33"><text:tab/></text:span><text:span text:style-name="T33">P(X=x)=</text:span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text:s text:c="4"/></text:span><text:span text:style-name="T33">0</text:span><text:span text:style-name="T33"><text:tab/></text:span><text:span text:style-name="T33"><text:tab/></text:span><text:span text:style-name="T33">resta</text:span></text:p>
            <text:p text:style-name="P1"><text:span text:style-name="T33"/></text:p>
            <text:p text:style-name="P1"><text:span text:style-name="T33"><text:tab/></text:span><text:span text:style-name="T33"><text:tab/></text:span></text:p>
            <text:p text:style-name="P1"><text:span text:style-name="T33"/></text:p>
            <text:p text:style-name="P1"><text:span text:style-name="T33"/></text:p>
          </draw:text-box>
        </draw:frame>
        <draw:frame draw:style-name="gr11" draw:text-style-name="P16" draw:layer="layout" svg:width="9.4cm" svg:height="1.1cm" svg:x="2.1cm" svg:y="19.4cm">
          <draw:text-box>
            <text:p text:style-name="P1"><text:span text:style-name="T33">Notació: X </text:span><text:span text:style-name="T32">~</text:span><text:span text:style-name="T33"> Ge(p)</text:span></text:p>
          </draw:text-box>
        </draw:frame>
        <draw:custom-shape draw:style-name="gr4" draw:text-style-name="P8" draw:layer="layout" svg:width="0.5cm" svg:height="2.5cm" svg:x="7.5cm" svg:y="9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8" draw:layer="layout" svg:width="0.5cm" svg:height="2.5cm" svg:x="7.5cm" svg:y="15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6cm" svg:height="3.448cm" svg:x="19.5cm" svg:y="9.5cm">
          <draw:text-box>
            <text:p text:style-name="P1"><text:span text:style-name="T33">E(X)=1/p</text:span></text:p>
            <text:p text:style-name="P1"><text:span text:style-name="T33"><text:tab/></text:span><text:span text:style-name="T33"><text:tab/></text:span><text:span text:style-name="T33">Var(X)=(1-p)/p</text:span><text:span text:style-name="T38">2</text:span></text:p>
            <text:p text:style-name="P1"><text:span text:style-name="T33"/></text:p>
          </draw:text-box>
        </draw:frame>
        <draw:frame draw:style-name="gr1" draw:text-style-name="P9" draw:layer="layout" svg:width="6.5cm" svg:height="2.656cm" svg:x="19.4cm" svg:y="15.3cm">
          <draw:text-box>
            <text:p text:style-name="P1"><text:span text:style-name="T33">E(X)=(1-p)/p</text:span></text:p>
            <text:p text:style-name="P1"><text:span text:style-name="T33"><text:tab/></text:span><text:span text:style-name="T33"><text:tab/></text:span></text:p>
            <text:p text:style-name="P1"><text:span text:style-name="T33">Var(X)=(1-p)/p</text:span><text:span text:style-name="T38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draw:style-name="gr1" draw:text-style-name="P15" draw:layer="layout" svg:width="11.5cm" svg:height="1.216cm" svg:x="1cm" svg:y="1.224cm">
          <draw:text-box>
            <text:p text:style-name="P1"><text:span text:style-name="T28">V.a. discretes típiques</text:span></text:p>
          </draw:text-box>
        </draw:frame>
        <draw:frame draw:style-name="gr1" draw:text-style-name="P9" draw:layer="layout" svg:width="24.5cm" svg:height="2.64cm" svg:x="2cm" svg:y="2.7cm">
          <draw:text-box>
            <text:p text:style-name="P1"><text:span text:style-name="T29">V.a. geomètrica:</text:span></text:p>
            <text:p text:style-name="P1"><text:span text:style-name="T30"/></text:p>
            <text:p text:style-name="P1"><text:span text:style-name="T35"/></text:p>
          </draw:text-box>
        </draw:frame>
        <draw:frame draw:style-name="gr9" draw:text-style-name="P9" draw:layer="layout" svg:width="26.5cm" svg:height="17.306cm" svg:x="1.499cm" svg:y="3.693cm">
          <draw:text-box>
            <text:p text:style-name="P1"><text:span text:style-name="T31">Exemples:</text:span></text:p>
            <text:p text:style-name="P1"><text:span text:style-name="T39"/></text:p>
            <text:p text:style-name="P1"><text:span text:style-name="T31"><text:tab/></text:span><text:span text:style-name="T31">1. Llançament de dos daus de póker </text:span></text:p>
            <text:p text:style-name="P1"><text:span text:style-name="T31"><text:tab/></text:span><text:span text:style-name="T31"> <text:s text:c="3"/></text:span><text:span text:style-name="T31">X=nombre de llançaments fins a treure 2 asos</text:span></text:p>
            <text:p text:style-name="P1"><text:span text:style-name="T31"><text:tab/></text:span><text:span text:style-name="T31"> <text:s text:c="3"/></text:span><text:span text:style-name="T31">X </text:span><text:span text:style-name="T32">~</text:span><text:span text:style-name="T33"> Ge(1/6 . 1/6)=Ge(1/36) (tipus I)</text:span></text:p>
            <text:p text:style-name="P1"><text:span text:style-name="T33"><text:s/></text:span><text:span text:style-name="T33"><text:tab/></text:span><text:span text:style-name="T33"> <text:s text:c="3"/></text:span><text:span text:style-name="T33">(èxit= </text:span><text:span text:style-name="T32">"</text:span><text:span text:style-name="T33">treure 2 asos</text:span><text:span text:style-name="T32">"</text:span><text:span text:style-name="T33">)</text:span></text:p>
            <text:p text:style-name="P1"><text:span text:style-name="T33"/></text:p>
            <text:p text:style-name="P1"><text:span text:style-name="T33"><text:tab/></text:span><text:span text:style-name="T33"> <text:s text:c="3"/></text:span><text:span text:style-name="T33">P(fer 5 llançaments)=P(X =</text:span><text:span text:style-name="T32"> 5)=(1-1/36)</text:span><text:span text:style-name="T40">4 </text:span><text:span text:style-name="T32"><text:s/>∙ 1/36= (35/36)</text:span><text:span text:style-name="T40">4 </text:span><text:span text:style-name="T32"><text:s/>∙ 1/36=0,025</text:span></text:p>
            <text:p text:style-name="P1"><text:span text:style-name="T41"><text:tab/></text:span></text:p>
            <text:p text:style-name="P1"><text:span text:style-name="T32"><text:tab/></text:span><text:span text:style-name="T32"> <text:s text:c="3"/></text:span><text:span text:style-name="T32">Nombre esperat de llançaments=E(X)=1/(1/36)=36</text:span></text:p>
            <text:p text:style-name="P1"><text:span text:style-name="T31"/></text:p>
            <text:p text:style-name="P1"><text:span text:style-name="T31"><text:tab/></text:span><text:span text:style-name="T31">2. Una persona té 10 claus en el seu clauer, 1 d'elles és de ca seva.</text:span></text:p>
            <text:p text:style-name="P1"><text:span text:style-name="T31"><text:tab/></text:span><text:span text:style-name="T31"> <text:s text:c="3"/></text:span><text:span text:style-name="T31">X=nombre de intents fallits abans d'obrir la porta de ca seva </text:span></text:p>
            <text:p text:style-name="P1"><text:span text:style-name="T31"><text:tab/></text:span><text:span text:style-name="T31"> <text:s text:c="3"/></text:span><text:span text:style-name="T31">X ~ Ge(1/10) (tipus II)</text:span></text:p>
            <text:p text:style-name="P1"><text:span text:style-name="T31"><text:tab/></text:span><text:span text:style-name="T31"> <text:s text:c="3"/></text:span><text:span text:style-name="T31">(èxit=</text:span><text:span text:style-name="T33"> </text:span><text:span text:style-name="T32">"</text:span><text:span text:style-name="T33">obrir la porta</text:span><text:span text:style-name="T32">")</text:span></text:p>
            <text:p text:style-name="P1"><text:span text:style-name="T31"/></text:p>
            <text:p text:style-name="P1"><text:span text:style-name="T31"><text:tab/></text:span><text:span text:style-name="T31"> <text:s text:c="3"/></text:span><text:span text:style-name="T31">P(fallar més de 3 vegades)=P(X &gt; 3)=1-P(X </text:span><text:span text:style-name="T32">≤</text:span><text:span text:style-name="T33"> 3)=1-F</text:span><text:span text:style-name="T42">X</text:span><text:span text:style-name="T33">(3)=(formulari)=</text:span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text:s text:c="4"/></text:span><text:span text:style-name="T33">=1-(1-(1-1/10)</text:span><text:span text:style-name="T38">4</text:span><text:span text:style-name="T33">)=(0,9)</text:span><text:span text:style-name="T38">4</text:span><text:span text:style-name="T33">=0,6561</text:span></text:p>
            <text:p text:style-name="P1"><text:span text:style-name="T39"/></text:p>
            <text:p text:style-name="P1"><text:span text:style-name="T31"><text:tab/></text:span><text:span text:style-name="T31"> <text:s text:c="3"/></text:span><text:span text:style-name="T31">Nombre esperat d'intents fallits=E(X)=(1-1/10)/(1/10)=9</text:span></text:p>
            <text:p text:style-name="P1"><text:span text:style-name="T30"/></text:p>
            <text:p text:style-name="P1"><text:span text:style-name="T30"/></text:p>
            <text:p text:style-name="P1"><text:span text:style-name="T3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1" draw:text-style-name="P15" draw:layer="layout" svg:width="11.5cm" svg:height="1.216cm" svg:x="1cm" svg:y="1.224cm">
          <draw:text-box>
            <text:p text:style-name="P1"><text:span text:style-name="T28">V.a. discretes típiques</text:span></text:p>
          </draw:text-box>
        </draw:frame>
        <draw:frame draw:style-name="gr1" draw:text-style-name="P9" draw:layer="layout" svg:width="25.5cm" svg:height="15.542cm" svg:x="2cm" svg:y="3.458cm">
          <draw:text-box>
            <text:p text:style-name="P1"><text:span text:style-name="T29">V.a. de Poisson:</text:span></text:p>
            <text:p text:style-name="P1"><text:span text:style-name="T30"/></text:p>
            <text:p text:style-name="P1"><text:span text:style-name="T31">X=nombre d'ocurrències d'un succés que passa una mitjana de </text:span><text:span text:style-name="T32">λ</text:span><text:span text:style-name="T33"> vegades</text:span><text:span text:style-name="T31"> <text:s/></text:span></text:p>
            <text:p text:style-name="P1"><text:span text:style-name="T31"/></text:p>
            <text:p text:style-name="P1"><text:span text:style-name="T32"><text:tab/></text:span><text:span text:style-name="T32">Ω</text:span><text:span text:style-name="T34">X</text:span><text:span text:style-name="T33">={0, 1, 2, 3, ..., } </text:span></text:p>
            <text:p text:style-name="P1"><text:span text:style-name="T33"/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i x=0, 1, 2, ...</text:span></text:p>
            <text:p text:style-name="P1"><text:span text:style-name="T33"><text:tab/></text:span><text:span text:style-name="T33">P(X=x)=</text:span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0</text:span><text:span text:style-name="T33"><text:tab/></text:span><text:span text:style-name="T33"><text:tab/></text:span><text:span text:style-name="T33">resta</text:span></text:p>
            <text:p text:style-name="P1"><text:span text:style-name="T33"/></text:p>
            <text:p text:style-name="P1"><text:span text:style-name="T33"><text:tab/></text:span><text:span text:style-name="T33">E(X)=</text:span><text:span text:style-name="T32">λ</text:span></text:p>
            <text:p text:style-name="P1"><text:span text:style-name="T32"/></text:p>
            <text:p text:style-name="P1"><text:span text:style-name="T33"><text:tab/></text:span><text:span text:style-name="T33">Var(X)=</text:span><text:span text:style-name="T32">λ</text:span></text:p>
            <text:p text:style-name="P1"><text:span text:style-name="T33"/></text:p>
            <text:p text:style-name="P1"><text:span text:style-name="T33"><text:tab/></text:span></text:p>
            <text:p text:style-name="P1"><text:span text:style-name="T35"><text:tab/></text:span></text:p>
            <text:p text:style-name="P1"><text:span text:style-name="T33"><text:tab/></text:span><text:span text:style-name="T33"><text:tab/></text:span></text:p>
            <text:p text:style-name="P1"><text:span text:style-name="T33"/></text:p>
            <text:p text:style-name="P1"><text:span text:style-name="T33"/></text:p>
          </draw:text-box>
        </draw:frame>
        <draw:frame draw:style-name="gr11" draw:text-style-name="P16" draw:layer="layout" svg:width="9.4cm" svg:height="1.1cm" svg:x="2.1cm" svg:y="14.8cm">
          <draw:text-box>
            <text:p text:style-name="P1"><text:span text:style-name="T33">Notació: X </text:span><text:span text:style-name="T32">~</text:span><text:span text:style-name="T33"> Po(</text:span><text:span text:style-name="T32">λ</text:span><text:span text:style-name="T33">)</text:span></text:p>
          </draw:text-box>
        </draw:frame>
        <draw:custom-shape draw:style-name="gr4" draw:text-style-name="P8" draw:layer="layout" svg:width="0.5cm" svg:height="2.5cm" svg:x="6.1cm" svg:y="8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2.026cm" svg:height="1.776cm" svg:x="6.8cm" svg:y="8.0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9" draw:layer="layout" svg:width="23.4cm" svg:height="2.224cm" svg:x="2.1cm" svg:y="18.1cm">
          <draw:text-box>
            <text:p text:style-name="P1"><text:span text:style-name="T35">Propietat (aproximació d'una v.a. Binomial per una Poisson):</text:span></text:p>
            <text:p text:style-name="P1"><text:span text:style-name="T43"/></text:p>
            <text:p text:style-name="P1"><text:span text:style-name="T35"><text:tab/></text:span><text:span text:style-name="T35">si n és gran (n </text:span><text:span text:style-name="T32">≥</text:span><text:span text:style-name="T33"> 20) i p és petit (p </text:span><text:span text:style-name="T32">&lt;</text:span><text:span text:style-name="T33"> 0,05), llavors <text:s text:c="2"/>B(n, p) </text:span><text:span text:style-name="T32">≈</text:span><text:span text:style-name="T33"> Po(np)</text:span></text:p>
          </draw:text-box>
        </draw:frame>
        <draw:frame draw:style-name="gr1" draw:text-style-name="P9" draw:layer="layout" svg:width="21cm" svg:height="1.835cm" svg:x="2cm" svg:y="16.001cm">
          <draw:text-box>
            <text:p text:style-name="P1"><text:span text:style-name="T33">Observació: els valors de la funció de distribució </text:span></text:p>
            <text:p text:style-name="P1"><text:span text:style-name="T33"><text:tab/></text:span><text:span text:style-name="T33"><text:tab/></text:span><text:span text:style-name="T33"><text:tab/></text:span><text:span text:style-name="T33"> </text:span><text:span text:style-name="T33">de la v.a. Poisson estan <text:s/>tabula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redeterminado">
        <draw:frame draw:style-name="gr1" draw:text-style-name="P15" draw:layer="layout" svg:width="11.5cm" svg:height="1.216cm" svg:x="1cm" svg:y="1.224cm">
          <draw:text-box>
            <text:p text:style-name="P1"><text:span text:style-name="T28">V.a. discretes típiques</text:span></text:p>
          </draw:text-box>
        </draw:frame>
        <draw:frame draw:style-name="gr1" draw:text-style-name="P9" draw:layer="layout" svg:width="26cm" svg:height="18.48cm" svg:x="1.999cm" svg:y="2.519cm">
          <draw:text-box>
            <text:p text:style-name="P1"><text:span text:style-name="T29">V.a. de Poisson:</text:span></text:p>
            <text:p text:style-name="P1"><text:span text:style-name="T30"/></text:p>
            <text:p text:style-name="P1"><text:span text:style-name="T31">Exemple:</text:span></text:p>
            <text:p text:style-name="P1"><text:span text:style-name="T31"/></text:p>
            <text:p text:style-name="P1"><text:span text:style-name="T31"><text:tab/></text:span><text:span text:style-name="T31"> </text:span><text:span text:style-name="T31">El nombre de clients que arriben en mitjana, per minut, al mostrador </text:span><text:span text:style-name="T31"><text:tab/></text:span><text:span text:style-name="T31"> <text:s/></text:span></text:p>
            <text:p text:style-name="P1"><text:span text:style-name="T31"><text:tab/></text:span><text:span text:style-name="T31"> </text:span><text:span text:style-name="T31">d'una companyia aérea és 0,3.</text:span></text:p>
            <text:p text:style-name="P1"><text:span text:style-name="T31"><text:tab/></text:span><text:span text:style-name="T31"> <text:s text:c="3"/></text:span><text:span text:style-name="T31">X=nombre de clients, per minut, que arriben al mostrador</text:span></text:p>
            <text:p text:style-name="P1"><text:span text:style-name="T31"><text:tab/></text:span><text:span text:style-name="T31"> <text:s text:c="3"/></text:span><text:span text:style-name="T31">X ~ Po(0,3)</text:span></text:p>
            <text:p text:style-name="P1"><text:span text:style-name="T31"/></text:p>
            <text:p text:style-name="P1"><text:span text:style-name="T31"><text:tab/></text:span><text:span text:style-name="T31"> <text:s text:c="3"/></text:span><text:span text:style-name="T31">P(arribin 3 clients en 1 minut)=P(X=3)=</text:span></text:p>
            <text:p text:style-name="P1"><text:span text:style-name="T31"/></text:p>
            <text:p text:style-name="P1"><text:span text:style-name="T31"><text:tab/></text:span><text:span text:style-name="T31"> <text:s text:c="3"/></text:span><text:span text:style-name="T31">P(arribin més de 3 clients en 1 minut)=P(X &gt; 3)=1-P(X </text:span><text:span text:style-name="T32">≤</text:span><text:span text:style-name="T33"> 3)=(taula)=</text:span></text:p>
            <text:p text:style-name="P1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text:s text:c="2"/></text:span><text:span text:style-name="T33">=1- 0,9997 = 0,0003 </text:span></text:p>
            <text:p text:style-name="P1"><text:span text:style-name="T33"/></text:p>
            <text:p text:style-name="P1"><text:span text:style-name="T33"><text:tab/></text:span><text:span text:style-name="T33"> <text:s text:c="3"/></text:span><text:span text:style-name="T33">Y=nombre de clients en mitja hora</text:span></text:p>
            <text:p text:style-name="P1"><text:span text:style-name="T32"><text:tab/></text:span><text:span text:style-name="T32"> <text:s text:c="3"/></text:span><text:span text:style-name="T32">Y ~ Po(0,3 ∙ 30)=Po(9)</text:span></text:p>
            <text:p text:style-name="P1"><text:span text:style-name="T32"/></text:p>
            <text:p text:style-name="P1"><text:span text:style-name="T32"><text:tab/></text:span><text:span text:style-name="T32"> <text:s text:c="3"/></text:span><text:span text:style-name="T32">P(cap client en mitja hora)=P(Y=0)=</text:span></text:p>
            <text:p text:style-name="P1"><text:span text:style-name="T32"/></text:p>
            <text:p text:style-name="P1"><text:span text:style-name="T32"><text:tab/></text:span><text:span text:style-name="T32"> <text:s text:c="3"/></text:span><text:span text:style-name="T32">P(entre 8 i 15 clients en mitja hora)=P(8 ≤ Y ≤ 15) = P(Y ≤ 15) – P(Y ≤ 7)=</text:span></text:p>
            <text:p text:style-name="P1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text:s/></text:span><text:span text:style-name="T32">= (taula) = 0,9780 – 0,3239 = 0,6541 </text:span></text:p>
            <text:p text:style-name="P1"><text:span text:style-name="T33"/></text:p>
            <text:p text:style-name="P1"><text:span text:style-name="T33"/></text:p>
          </draw:text-box>
        </draw:frame>
        <draw:frame draw:style-name="gr3" draw:layer="layout" svg:width="5.68cm" svg:height="1.767cm" svg:x="16.6cm" svg:y="9.3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5.261cm" svg:height="1.802cm" svg:x="15.701cm" svg:y="15.52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4-09T11:10:58</meta:creation-date>
    <dc:date>2010-04-16T10:00:13.89</dc:date>
    <dc:language>fr-FR</dc:language>
    <meta:editing-cycles>104</meta:editing-cycles>
    <meta:editing-duration>PT44H06M10S</meta:editing-duration>
    <meta:document-statistic meta:object-count="1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x</math:mi>
          </math:mtr>
        </math:mtable>
      </math:mfenced>
      <math:msup>
        <math:mi>p</math:mi>
        <math:mi>x</math:mi>
      </math:msup>
      <math:msup>
        <math:mrow>
          <math:mo math:stretchy="false">(</math:mo>
          <math:mrow>
            <math:mn>1</math:mn>
            <math:mo math:stretchy="false">−</math:mo>
            <math:mi>p</math:mi>
          </math:mrow>
          <math:mo math:stretchy="false">)</math:mo>
        </math:mrow>
        <math:mrow>
          <math:mo math:stretchy="false">(</math:mo>
          <math:mrow>
            <math:mi>n</math:mi>
            <math:mo math:stretchy="false">−</math:mo>
            <math:mi>x</math:mi>
          </math:mrow>
          <math:mo math:stretchy="false">)</math:mo>
        </math:mrow>
      </math:msup>
    </math:mrow>
    <math:annotation math:encoding="StarMath 5.0">left ( binom{n}{x}  right )  p^x (1-p)^{(n-x)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row>
            <math:mo math:stretchy="false">(</math:mo>
            <math:mn>9</math:mn>
            <math:mo math:stretchy="false">)</math:mo>
          </math:mrow>
          <math:mn>0</math:mn>
        </math:msup>
        <math:mrow>
          <math:mn>0</math:mn>
          <math:mi>!</math:mi>
        </math:mrow>
      </math:mfrac>
      <math:mrow>
        <math:msup>
          <math:mi>e</math:mi>
          <math:mrow>
            <math:mo math:stretchy="false">−</math:mo>
            <math:mn>9</math:mn>
          </math:mrow>
        </math:msup>
        <math:mo math:stretchy="false">=</math:mo>
        <math:mn>0,00012</math:mn>
      </math:mrow>
    </math:mrow>
    <math:annotation math:encoding="StarMath 5.0">{(9)^0} over {0!} e^{-9}=0,00012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i>X</math:mi>
              <math:mo math:stretchy="false">=</math:mo>
              <math:mi>x</math:mi>
            </math:mrow>
            <math:mrow>
              <math:mi>Y</math:mi>
              <math:mo math:stretchy="false">=</math:mo>
              <math:mi>y</math:mi>
            </math:mrow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row>
                  <math:mi>X</math:mi>
                  <math:mo math:stretchy="false">=</math:mo>
                  <math:mi>x</math:mi>
                </math:mrow>
                <math:mi>,</math:mi>
                <math:mrow>
                  <math:mi>Y</math:mi>
                  <math:mo math:stretchy="false">=</math:mo>
                  <math:mi>y</math:mi>
                </math:mrow>
              </math:mrow>
              <math:mo math:stretchy="false">)</math:mo>
            </math:mrow>
          </math:mrow>
          <math:mrow>
            <math:mi>P</math:mi>
            <math:mrow>
              <math:mo math:stretchy="false">(</math:mo>
              <math:mrow>
                <math:mi>Y</math:mi>
                <math:mo math:stretchy="false">=</math:mo>
                <math:mi>y</math:mi>
              </math:mrow>
              <math:mo math:stretchy="false">)</math:mo>
            </math:mrow>
          </math:mrow>
        </math:mfrac>
      </math:mrow>
    </math:mrow>
    <math:annotation math:encoding="StarMath 5.0">P(X=x  Y=y) =  {P(X=x, Y=y)} over {P(Y=y)}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A</math:mi>
            <math:mo math:stretchy="false">∣</math:mo>
            <math:mi>B</math:mi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A</math:mi>
                <math:mo math:stretchy="false">∩</math:mo>
                <math:mi>B</math:mi>
              </math:mrow>
              <math:mo math:stretchy="false">)</math:mo>
            </math:mrow>
          </math:mrow>
          <math:mrow>
            <math:mi>P</math:mi>
            <math:mrow>
              <math:mo math:stretchy="false">(</math:mo>
              <math:mi>B</math:mi>
              <math:mo math:stretchy="false">)</math:mo>
            </math:mrow>
          </math:mrow>
        </math:mfrac>
      </math:mrow>
    </math:mrow>
    <math:annotation math:encoding="StarMath 5.0">P(A %perthousand B)={P(A %and B)} over {P(B)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i>X</math:mi>
              <math:mo math:stretchy="false">=</math:mo>
              <math:mn>7,</math:mn>
            </math:mrow>
            <math:mrow>
              <math:mi>Y</math:mi>
              <math:mo math:stretchy="false">=</math:mo>
              <math:mn>3</math:mn>
            </math:mrow>
          </math:mrow>
          <math:mo math:stretchy="false">)</math:mo>
        </math:mrow>
        <math:mo math:stretchy="false">=</math:mo>
        <math:mi>P</math:mi>
      </math:mrow>
      <math:mrow>
        <math:mrow>
          <math:mrow>
            <math:mo math:stretchy="false">(</math:mo>
            <math:mfenced math:open="{" math:close="}">
              <math:mrow>
                <math:mn>25,</math:mn>
                <math:mn>52</math:mn>
              </math:mrow>
            </math:mfenced>
            <math:mo math:stretchy="false">)</math:mo>
          </math:mrow>
          <math:mo math:stretchy="false">=</math:mo>
          <math:mfrac>
            <math:mi math:fontstyle="italic">CF</math:mi>
            <math:mi math:fontstyle="italic">CP</math:mi>
          </math:mfrac>
        </math:mrow>
        <math:mo math:stretchy="false">=</math:mo>
        <math:mfrac>
          <math:mn>2</math:mn>
          <math:mn>36</math:mn>
        </math:mfrac>
      </math:mrow>
    </math:mrow>
    <math:annotation math:encoding="StarMath 5.0">P(X=7, Y=3)=P(left lbrace 25, 52 right rbrace)=CF over CP=2 over 36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n>10</math:mn>
          </math:mtr>
          <math:mtr>
            <math:mn>7</math:mn>
          </math:mtr>
        </math:mtable>
      </math:mfenced>
      <math:msup>
        <math:mrow>
          <math:mo math:stretchy="false">(</math:mo>
          <math:mrow>
            <math:mn>1</math:mn>
            <math:mo math:stretchy="false">/</math:mo>
            <math:mn>2</math:mn>
          </math:mrow>
          <math:mo math:stretchy="false">)</math:mo>
        </math:mrow>
        <math:mn>7</math:mn>
      </math:msup>
      <math:mrow>
        <math:mrow>
          <math:msup>
            <math:mrow>
              <math:mo math:stretchy="false">(</math:mo>
              <math:mrow>
                <math:mn>1</math:mn>
                <math:mo math:stretchy="false">−</math:mo>
                <math:mrow>
                  <math:mn>1</math:mn>
                  <math:mo math:stretchy="false">/</math:mo>
                  <math:mn>2</math:mn>
                </math:mrow>
              </math:mrow>
              <math:mo math:stretchy="false">)</math:mo>
            </math:mrow>
            <math:mrow>
              <math:mo math:stretchy="false">(</math:mo>
              <math:mrow>
                <math:mn>10</math:mn>
                <math:mo math:stretchy="false">−</math:mo>
                <math:mn>7</math:mn>
              </math:mrow>
              <math:mo math:stretchy="false">)</math:mo>
            </math:mrow>
          </math:msup>
          <math:mo math:stretchy="false">=</math:mo>
          <math:mrow>
            <math:mrow>
              <math:mn>120</math:mn>
              <math:mo math:stretchy="false">⋅</math:mo>
              <math:msup>
                <math:mrow>
                  <math:mo math:stretchy="false">(</math:mo>
                  <math:mrow>
                    <math:mn>1</math:mn>
                    <math:mo math:stretchy="false">/</math:mo>
                    <math:mn>2</math:mn>
                  </math:mrow>
                  <math:mo math:stretchy="false">)</math:mo>
                </math:mrow>
                <math:mn>7</math:mn>
              </math:msup>
            </math:mrow>
            <math:mo math:stretchy="false">⋅</math:mo>
            <math:msup>
              <math:mrow>
                <math:mo math:stretchy="false">(</math:mo>
                <math:mrow>
                  <math:mn>1</math:mn>
                  <math:mo math:stretchy="false">/</math:mo>
                  <math:mn>2</math:mn>
                </math:mrow>
                <math:mo math:stretchy="false">)</math:mo>
              </math:mrow>
              <math:mn>3</math:mn>
            </math:msup>
          </math:mrow>
        </math:mrow>
        <math:mo math:stretchy="false">=</math:mo>
        <math:mn>0,1172</math:mn>
      </math:mrow>
    </math:mrow>
    <math:annotation math:encoding="StarMath 5.0">left ( binom{10}{7}  right )  (1/2)^7 (1-1/2)^{(10-7)}=120 cdot (1/2)^7 cdot (1/2)^3 = 0,117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row>
              <math:mo math:stretchy="false">(</math:mo>
              <math:mrow>
                <math:mrow>
                  <math:mi>Y</math:mi>
                  <math:mo math:stretchy="false">=</math:mo>
                  <math:mn>3</math:mn>
                </math:mrow>
                <math:mo math:stretchy="false">∣</math:mo>
                <math:mrow>
                  <math:mi>X</math:mi>
                  <math:mo math:stretchy="false">=</math:mo>
                  <math:mn>7</math:mn>
                </math:mrow>
              </math:mrow>
              <math:mo math:stretchy="false">)</math:mo>
            </math:mrow>
            <math:mo math:stretchy="false">=</math:mo>
            <math:mfrac>
              <math:mrow>
                <math:mi>P</math:mi>
                <math:mrow>
                  <math:mo math:stretchy="false">(</math:mo>
                  <math:mrow>
                    <math:mrow>
                      <math:mi>Y</math:mi>
                      <math:mo math:stretchy="false">=</math:mo>
                      <math:mn>3,</math:mn>
                    </math:mrow>
                    <math:mrow>
                      <math:mi>X</math:mi>
                      <math:mo math:stretchy="false">=</math:mo>
                      <math:mn>7</math:mn>
                    </math:mrow>
                  </math:mrow>
                  <math:mo math:stretchy="false">)</math:mo>
                </math:mrow>
              </math:mrow>
              <math:mrow>
                <math:mi>P</math:mi>
                <math:mrow>
                  <math:mo math:stretchy="false">(</math:mo>
                  <math:mrow>
                    <math:mi>X</math:mi>
                    <math:mo math:stretchy="false">=</math:mo>
                    <math:mn>7</math:mn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n>2</math:mn>
              <math:mo math:stretchy="false">/</math:mo>
              <math:mn>36</math:mn>
            </math:mrow>
            <math:mrow>
              <math:mn>6</math:mn>
              <math:mo math:stretchy="false">/</math:mo>
              <math:mn>36</math:mn>
            </math:mrow>
          </math:mfrac>
        </math:mrow>
        <math:mo math:stretchy="false">=</math:mo>
        <math:mfrac>
          <math:mn>2</math:mn>
          <math:mn>6</math:mn>
        </math:mfrac>
      </math:mrow>
    </math:mrow>
    <math:annotation math:encoding="StarMath 5.0">P(Y=3 %and X=7)={P(Y=3, X=7)} over {P(X=7)}={2/36} over {6/36}=2 over 6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X</math:mi>
            <math:mo math:stretchy="false">=</math:mo>
            <math:mn>7</math:mn>
          </math:mrow>
          <math:mo math:stretchy="false">)</math:mo>
        </math:mrow>
        <math:mo math:stretchy="false">=</math:mo>
        <math:mi>P</math:mi>
      </math:mrow>
      <math:mrow>
        <math:mrow>
          <math:mrow>
            <math:mo math:stretchy="false">(</math:mo>
            <math:mrow>
              <math:mn>16,</math:mn>
              <math:mn>61,</math:mn>
              <math:mn>25,</math:mn>
              <math:mn>52,</math:mn>
              <math:mn>34,</math:mn>
              <math:mn>43</math:mn>
            </math:mrow>
            <math:mo math:stretchy="false">)</math:mo>
          </math:mrow>
          <math:mo math:stretchy="false">=</math:mo>
          <math:mfrac>
            <math:mi math:fontstyle="italic">CF</math:mi>
            <math:mi math:fontstyle="italic">CP</math:mi>
          </math:mfrac>
        </math:mrow>
        <math:mo math:stretchy="false">=</math:mo>
        <math:mfrac>
          <math:mn>6</math:mn>
          <math:mn>36</math:mn>
        </math:mfrac>
      </math:mrow>
    </math:mrow>
    <math:annotation math:encoding="StarMath 5.0">P(X=7)=P({16, 61, 25, 52, 34, 43})=CF over CP=6 over 36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XY</math:mi>
      </math:msub>
      <math:mo math:stretchy="false">=</math:mo>
      <math:mfrac>
        <math:mrow>
          <math:mi math:fontstyle="italic">Cov</math:mi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</math:mrow>
        <math:mrow>
          <math:msub>
            <math:mo math:stretchy="false">σ</math:mo>
            <math:mi>X</math:mi>
          </math:msub>
          <math:mo math:stretchy="false">⋅</math:mo>
          <math:msub>
            <math:mo math:stretchy="false">σ</math:mo>
            <math:mi>Y</math:mi>
          </math:msub>
        </math:mrow>
      </math:mfrac>
    </math:mrow>
    <math:annotation math:encoding="StarMath 5.0">r_{XY}={Cov(X, Y)} over {{%sigma_{X}} cdot {%sigma_{Y}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σ</math:mo>
          <math:mi>X</math:mi>
        </math:msub>
        <math:mo math:stretchy="false">=</math:mo>
        <math:msqrt>
          <math:mn>0,5</math:mn>
        </math:msqrt>
      </math:mrow>
      <math:mo math:stretchy="false">=</math:mo>
      <math:mn>0,7071</math:mn>
    </math:mrow>
    <math:annotation math:encoding="StarMath 5.0">%sigma_X=sqrt{0,5}=0,7071
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σ</math:mo>
          <math:mi>Y</math:mi>
        </math:msub>
        <math:mo math:stretchy="false">=</math:mo>
        <math:msqrt>
          <math:mn>1</math:mn>
        </math:msqrt>
      </math:mrow>
      <math:mo math:stretchy="false">=</math:mo>
      <math:mn>1</math:mn>
    </math:mrow>
    <math:annotation math:encoding="StarMath 5.0">%sigma_Y=sqrt{1}=1
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 math:fontstyle="italic">XY</math:mi>
        </math:msub>
        <math:mo math:stretchy="false">=</math:mo>
        <math:mfrac>
          <math:mn>0</math:mn>
          <math:mrow>
            <math:mn>0,7071</math:mn>
            <math:mo math:stretchy="false">⋅</math:mo>
            <math:mn>1</math:mn>
          </math:mrow>
        </math:mfrac>
      </math:mrow>
      <math:mo math:stretchy="false">=</math:mo>
      <math:mn>0</math:mn>
    </math:mrow>
    <math:annotation math:encoding="StarMath 5.0">r_{XY}={0} over {{0,7071} cdot {1}}=0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i>x</math:mi>
            <math:mo math:stretchy="false">∈</math:mo>
            <math:msub>
              <math:mo math:stretchy="false">Ω</math:mo>
              <math:mi>X</math:mi>
            </math:msub>
          </math:mrow>
        </math:msub>
        <math:mrow>
          <math:msub>
            <math:mo math:stretchy="false">∑</math:mo>
            <math:mrow>
              <math:mi>y</math:mi>
              <math:mo math:stretchy="false">∈</math:mo>
              <math:msub>
                <math:mo math:stretchy="false">Ω</math:mo>
                <math:mi>Y</math:mi>
              </math:msub>
            </math:mrow>
          </math:msub>
          <math:mi>P</math:mi>
        </math:mrow>
      </math:mrow>
      <math:mrow>
        <math:mrow>
          <math:mo math:stretchy="false">(</math:mo>
          <math:mrow>
            <math:mrow>
              <math:mi>X</math:mi>
              <math:mo math:stretchy="false">=</math:mo>
              <math:mi>x</math:mi>
            </math:mrow>
            <math:mi>,</math:mi>
            <math:mrow>
              <math:mi>Y</math:mi>
              <math:mo math:stretchy="false">=</math:mo>
              <math:mi>y</math:mi>
            </math:mrow>
          </math:mrow>
          <math:mo math:stretchy="false">)</math:mo>
        </math:mrow>
        <math:mo math:stretchy="false">=</math:mo>
        <math:mn>1</math:mn>
      </math:mrow>
    </math:mrow>
    <math:annotation math:encoding="StarMath 5.0">sum_{x in %OMEGA_X} sum_{y in %OMEGA_Y} P(X=x, Y=y) = 1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X</math:mi>
            <math:mo math:stretchy="false">=</math:mo>
            <math:mi>x</math:mi>
          </math:mrow>
          <math:mo math:stretchy="false">)</math:mo>
        </math:mrow>
        <math:mo math:stretchy="false">=</math:mo>
        <math:mrow>
          <math:msub>
            <math:mo math:stretchy="false">∑</math:mo>
            <math:mrow>
              <math:mi>y</math:mi>
              <math:mo math:stretchy="false">∈</math:mo>
              <math:msub>
                <math:mo math:stretchy="false">Ω</math:mo>
                <math:mi>Y</math:mi>
              </math:msub>
            </math:mrow>
          </math:msub>
          <math:mi>P</math:mi>
        </math:mrow>
      </math:mrow>
      <math:mrow>
        <math:mo math:stretchy="false">(</math:mo>
        <math:mrow>
          <math:mrow>
            <math:mi>X</math:mi>
            <math:mo math:stretchy="false">=</math:mo>
            <math:mi>x</math:mi>
          </math:mrow>
          <math:mi>,</math:mi>
          <math:mrow>
            <math:mi>Y</math:mi>
            <math:mo math:stretchy="false">=</math:mo>
            <math:mi>y</math:mi>
          </math:mrow>
        </math:mrow>
        <math:mo math:stretchy="false">)</math:mo>
      </math:mrow>
    </math:mrow>
    <math:annotation math:encoding="StarMath 5.0">P(X=x) = sum_{y in %OMEGA_Y} P(X=x, Y=y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Y</math:mi>
            <math:mo math:stretchy="false">=</math:mo>
            <math:mi>y</math:mi>
          </math:mrow>
          <math:mo math:stretchy="false">)</math:mo>
        </math:mrow>
        <math:mo math:stretchy="false">=</math:mo>
        <math:mrow>
          <math:msub>
            <math:mo math:stretchy="false">∑</math:mo>
            <math:mrow>
              <math:mi>x</math:mi>
              <math:mo math:stretchy="false">∈</math:mo>
              <math:msub>
                <math:mo math:stretchy="false">Ω</math:mo>
                <math:mi>X</math:mi>
              </math:msub>
            </math:mrow>
          </math:msub>
          <math:mi>P</math:mi>
        </math:mrow>
      </math:mrow>
      <math:mrow>
        <math:mo math:stretchy="false">(</math:mo>
        <math:mrow>
          <math:mrow>
            <math:mi>X</math:mi>
            <math:mo math:stretchy="false">=</math:mo>
            <math:mi>x</math:mi>
          </math:mrow>
          <math:mi>,</math:mi>
          <math:mrow>
            <math:mi>Y</math:mi>
            <math:mo math:stretchy="false">=</math:mo>
            <math:mi>y</math:mi>
          </math:mrow>
        </math:mrow>
        <math:mo math:stretchy="false">)</math:mo>
      </math:mrow>
    </math:mrow>
    <math:annotation math:encoding="StarMath 5.0">P(Y=y) = sum_{x in %OMEGA_X} P(X=x, Y=y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o math:stretchy="false">λ</math:mo>
          <math:mi>x</math:mi>
        </math:msup>
        <math:mrow>
          <math:mi>x</math:mi>
          <math:mi>!</math:mi>
        </math:mrow>
      </math:mfrac>
      <math:msup>
        <math:mi>e</math:mi>
        <math:mrow>
          <math:mo math:stretchy="false">−</math:mo>
          <math:mo math:stretchy="false">λ</math:mo>
        </math:mrow>
      </math:msup>
    </math:mrow>
    <math:annotation math:encoding="StarMath 5.0">{%lambda^x} over {x!} e^{-%lambda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A</math:mi>
          <math:mo math:stretchy="false">)</math:mo>
        </math:mrow>
        <math:mo math:stretchy="false">=</math:mo>
        <math:mrow>
          <math:msub>
            <math:mo math:stretchy="false">∑</math:mo>
            <math:mrow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  <math:mo math:stretchy="false">∈</math:mo>
              <math:mi>A</math:mi>
            </math:mrow>
          </math:msub>
          <math:mi>P</math:mi>
        </math:mrow>
      </math:mrow>
      <math:mrow>
        <math:mo math:stretchy="false">(</math:mo>
        <math:mrow>
          <math:mrow>
            <math:mi>X</math:mi>
            <math:mo math:stretchy="false">=</math:mo>
            <math:mi>x</math:mi>
          </math:mrow>
          <math:mi>,</math:mi>
          <math:mrow>
            <math:mi>Y</math:mi>
            <math:mo math:stretchy="false">=</math:mo>
            <math:mi>y</math:mi>
          </math:mrow>
        </math:mrow>
        <math:mo math:stretchy="false">)</math:mo>
      </math:mrow>
    </math:mrow>
    <math:annotation math:encoding="StarMath 5.0">P(A)=sum_{(x, y) in A} P(X=x, Y=y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row>
        <math:mo math:stretchy="false">+</math:mo>
        <math:msqrt>
          <math:mrow>
            <math:mi math:fontstyle="italic">Var</math:mi>
            <math:mrow>
              <math:mo math:stretchy="false">(</math:mo>
              <math:mi>X</math:mi>
              <math:mo math:stretchy="false">)</math:mo>
            </math:mrow>
          </math:mrow>
        </math:msqrt>
      </math:mrow>
    </math:mrow>
    <math:annotation math:encoding="StarMath 5.0">%sigma=+ sqrt{Var(X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i>x</math:mi>
            <math:mo math:stretchy="false">∈</math:mo>
            <math:msub>
              <math:mo math:stretchy="false">Ω</math:mo>
              <math:mi>X</math:mi>
            </math:msub>
          </math:mrow>
        </math:msub>
        <math:mi>P</math:mi>
      </math:mrow>
      <math:mrow>
        <math:mrow>
          <math:mo math:stretchy="false">(</math:mo>
          <math:mrow>
            <math:mi>X</math:mi>
            <math:mo math:stretchy="false">=</math:mo>
            <math:mi>x</math:mi>
          </math:mrow>
          <math:mo math:stretchy="false">)</math:mo>
        </math:mrow>
        <math:mo math:stretchy="false">=</math:mo>
        <math:mn>1</math:mn>
      </math:mrow>
    </math:mrow>
    <math:annotation math:encoding="StarMath 5.0">sum_{x in %OMEGA_X} P(X=x) = 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row>
                <math:mrow>
                  <math:mrow>
                    <math:mrow>
                      <math:mrow>
                        <math:mn>0</math:mn>
                        <math:mo math:stretchy="false">⋅</math:mo>
                        <math:mfrac>
                          <math:mn>6</math:mn>
                          <math:mn>36</math:mn>
                        </math:mfrac>
                      </math:mrow>
                      <math:mo math:stretchy="false">+</math:mo>
                      <math:mrow>
                        <math:mn>1</math:mn>
                        <math:mo math:stretchy="false">⋅</math:mo>
                        <math:mfrac>
                          <math:mn>10</math:mn>
                          <math:mn>36</math:mn>
                        </math:mfrac>
                      </math:mrow>
                    </math:mrow>
                    <math:mo math:stretchy="false">+</math:mo>
                    <math:mrow>
                      <math:mn>2</math:mn>
                      <math:mo math:stretchy="false">⋅</math:mo>
                      <math:mfrac>
                        <math:mn>8</math:mn>
                        <math:mn>36</math:mn>
                      </math:mfrac>
                    </math:mrow>
                  </math:mrow>
                  <math:mo math:stretchy="false">+</math:mo>
                  <math:mrow>
                    <math:mn>3</math:mn>
                    <math:mo math:stretchy="false">⋅</math:mo>
                    <math:mfrac>
                      <math:mn>6</math:mn>
                      <math:mn>36</math:mn>
                    </math:mfrac>
                  </math:mrow>
                </math:mrow>
                <math:mo math:stretchy="false">+</math:mo>
                <math:mrow>
                  <math:mn>4</math:mn>
                  <math:mo math:stretchy="false">⋅</math:mo>
                  <math:mfrac>
                    <math:mn>4</math:mn>
                    <math:mn>36</math:mn>
                  </math:mfrac>
                </math:mrow>
              </math:mrow>
              <math:mo math:stretchy="false">+</math:mo>
              <math:mrow>
                <math:mn>5</math:mn>
                <math:mo math:stretchy="false">⋅</math:mo>
                <math:mfrac>
                  <math:mn>2</math:mn>
                  <math:mn>36</math:mn>
                </math:mfrac>
              </math:mrow>
            </math:mrow>
          </math:mrow>
          <math:mo math:stretchy="false">=</math:mo>
          <math:mfrac>
            <math:mn>70</math:mn>
            <math:mn>36</math:mn>
          </math:mfrac>
        </math:mrow>
        <math:mo math:stretchy="false">=</math:mo>
        <math:mn>1,95</math:mn>
      </math:mrow>
    </math:mrow>
    <math:annotation math:encoding="StarMath 5.0">E(X)=0 cdot {6 over 36} + 1 cdot {10 over 36} + 2 cdot {8 over 36} +3 cdot {6 over 36} + 4 cdot {4 over 36} + 5 cdot {2 over 36} = 70 over 36=1,95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row>
                <math:mrow>
                  <math:mrow>
                    <math:mrow>
                      <math:mrow>
                        <math:mrow>
                          <math:msup>
                            <math:mn>0</math:mn>
                            <math:mn>2</math:mn>
                          </math:msup>
                          <math:mo math:stretchy="false">⋅</math:mo>
                          <math:mfrac>
                            <math:mn>6</math:mn>
                            <math:mn>36</math:mn>
                          </math:mfrac>
                        </math:mrow>
                        <math:mo math:stretchy="false">+</math:mo>
                        <math:mrow>
                          <math:msup>
                            <math:mn>1</math:mn>
                            <math:mn>2</math:mn>
                          </math:msup>
                          <math:mo math:stretchy="false">⋅</math:mo>
                          <math:mfrac>
                            <math:mn>10</math:mn>
                            <math:mn>36</math:mn>
                          </math:mfrac>
                        </math:mrow>
                      </math:mrow>
                      <math:mo math:stretchy="false">+</math:mo>
                      <math:mrow>
                        <math:msup>
                          <math:mn>2</math:mn>
                          <math:mn>2</math:mn>
                        </math:msup>
                        <math:mo math:stretchy="false">⋅</math:mo>
                        <math:mfrac>
                          <math:mn>8</math:mn>
                          <math:mn>36</math:mn>
                        </math:mfrac>
                      </math:mrow>
                    </math:mrow>
                    <math:mo math:stretchy="false">+</math:mo>
                    <math:mrow>
                      <math:msup>
                        <math:mn>3</math:mn>
                        <math:mn>2</math:mn>
                      </math:msup>
                      <math:mo math:stretchy="false">⋅</math:mo>
                      <math:mfrac>
                        <math:mn>6</math:mn>
                        <math:mn>36</math:mn>
                      </math:mfrac>
                    </math:mrow>
                  </math:mrow>
                  <math:mo math:stretchy="false">+</math:mo>
                  <math:mrow>
                    <math:msup>
                      <math:mn>4</math:mn>
                      <math:mn>2</math:mn>
                    </math:msup>
                    <math:mo math:stretchy="false">⋅</math:mo>
                    <math:mfrac>
                      <math:mn>4</math:mn>
                      <math:mn>36</math:mn>
                    </math:mfrac>
                  </math:mrow>
                </math:mrow>
                <math:mo math:stretchy="false">+</math:mo>
                <math:mrow>
                  <math:msup>
                    <math:mn>5</math:mn>
                    <math:mn>2</math:mn>
                  </math:msup>
                  <math:mo math:stretchy="false">⋅</math:mo>
                  <math:mfrac>
                    <math:mn>2</math:mn>
                    <math:mn>36</math:mn>
                  </math:mfrac>
                </math:mrow>
              </math:mrow>
              <math:mo math:stretchy="false">−</math:mo>
              <math:msup>
                <math:mfenced math:open="" math:close="">
                  <math:mfrac>
                    <math:mn>70</math:mn>
                    <math:mn>36</math:mn>
                  </math:mfrac>
                </math:mfenced>
                <math:mn>2</math:mn>
              </math:msup>
            </math:mrow>
          </math:mrow>
          <math:mo math:stretchy="false">=</math:mo>
          <math:mfrac>
            <math:mn>2660</math:mn>
            <math:mn>1296</math:mn>
          </math:mfrac>
        </math:mrow>
        <math:mo math:stretchy="false">=</math:mo>
        <math:mn>20,52</math:mn>
      </math:mrow>
    </math:mrow>
    <math:annotation math:encoding="StarMath 5.0">Var(X)={0^2} cdot {6 over 36} + {1^2} cdot {10 over 36} + {2^2} cdot {8 over 36} +{3^2} cdot {6 over 36} + {4^2} cdot {4 over 36} + {5^2} cdot {2 over 36} - left ( 70 over 36 right )^2=2660 over 1296=20,52
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σ</math:mo>
        <math:mo math:stretchy="false">=</math:mo>
        <math:msqrt>
          <math:mn>20,52</math:mn>
        </math:msqrt>
      </math:mrow>
      <math:mo math:stretchy="false">=</math:mo>
      <math:mn>4,53</math:mn>
    </math:mrow>
    <math:annotation math:encoding="StarMath 5.0">%sigma=sqrt{20,52}=4,53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fenced math:open="∣" math:close="∣">
              <math:mrow>
                <math:mrow>
                  <math:mi>X</math:mi>
                  <math:mo math:stretchy="false">−</math:mo>
                  <math:mi>E</math:mi>
                </math:mrow>
                <math:mrow>
                  <math:mo math:stretchy="false">(</math:mo>
                  <math:mi>X</math:mi>
                  <math:mo math:stretchy="false">)</math:mo>
                </math:mrow>
              </math:mrow>
            </math:mfenced>
            <math:mo math:stretchy="false">≥</math:mo>
            <math:mi>a</math:mi>
          </math:mrow>
          <math:mo math:stretchy="false">)</math:mo>
        </math:mrow>
        <math:mo math:stretchy="false">≤</math:mo>
        <math:mfrac>
          <math:mrow>
            <math:mi math:fontstyle="italic">Var</math:mi>
            <math:mrow>
              <math:mo math:stretchy="false">(</math:mo>
              <math:mi>X</math:mi>
              <math:mo math:stretchy="false">)</math:mo>
            </math:mrow>
          </math:mrow>
          <math:msup>
            <math:mi>a</math:mi>
            <math:mn>2</math:mn>
          </math:msup>
        </math:mfrac>
      </math:mrow>
    </math:mrow>
    <math:annotation math:encoding="StarMath 5.0">P(abs{X-E(X)} &gt;= a) &lt;= {Var(X)} over {a^2} 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row>
            <math:mo math:stretchy="false">(</math:mo>
            <math:mn>0,3</math:mn>
            <math:mo math:stretchy="false">)</math:mo>
          </math:mrow>
          <math:mn>3</math:mn>
        </math:msup>
        <math:mrow>
          <math:mn>3</math:mn>
          <math:mi>!</math:mi>
        </math:mrow>
      </math:mfrac>
      <math:mrow>
        <math:msup>
          <math:mi>e</math:mi>
          <math:mrow>
            <math:mo math:stretchy="false">−</math:mo>
            <math:mn>0,3</math:mn>
          </math:mrow>
        </math:msup>
        <math:mo math:stretchy="false">=</math:mo>
        <math:mn>0,0033</math:mn>
      </math:mrow>
    </math:mrow>
    <math:annotation math:encoding="StarMath 5.0">{(0,3)^3} over {3!} e^{-0,3}=0,0033</math:annotation>
  </math:semantics>
</math:math>
</file>